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4.56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90.99pt"/>
    </style:style>
    <style:style style:name="co5" style:family="table-column">
      <style:table-column-properties fo:break-before="auto" style:column-width="90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2">
      <style:table-cell-properties style:rotation-align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9"/>
    <style:style style:name="ce10" style:family="table-cell" style:parent-style-name="Default" style:data-style-name="N11"/>
    <style:style style:name="gr1" style:family="graphic">
      <style:graphic-properties draw:stroke="solid" svg:stroke-width="1.45pt" svg:stroke-color="#000000" draw:marker-start-width="7.82pt" draw:marker-end-width="7.82pt" draw:fill="none" draw:textarea-horizontal-align="center" draw:textarea-vertical-align="middle" fo:padding-top="0.71pt" fo:padding-bottom="0.71pt" fo:padding-left="0.71pt" fo:padding-right="0.71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STREPS_1" table:style-name="ta1">
        <table:shapes>
          <draw:frame draw:z-index="0" draw:style-name="gr1" draw:text-style-name="P1" svg:width="453.51pt" svg:height="255.09pt" svg:x="559.64pt" svg:y="241.48pt">
            <draw:object draw:notify-on-update-of-ranges="TESTREPS_1.C11:TESTREPS_1.V11 TESTREPS_1.C11:TESTREPS_1.V11 TESTREPS_1.B13:TESTREPS_1.B13 TESTREPS_1.C13:TESTREPS_1.V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0" table:default-cell-style-name="Default"/>
        <table:table-row table:style-name="ro1" table:number-rows-repeated="10">
          <table:table-cell table:number-columns-repeated="22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 table:visibility="collapse">
          <table:table-cell/>
          <table:table-cell office:value-type="string" calcext:value-type="string">
            <text:p>micro FScore</text:p>
          </table:table-cell>
          <table:table-cell office:value-type="float" office:value="0.234702" calcext:value-type="float">
            <text:p>0.234702</text:p>
          </table:table-cell>
          <table:table-cell office:value-type="float" office:value="0.27992" calcext:value-type="float">
            <text:p>0.27992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99306" calcext:value-type="float">
            <text:p>0.399306</text:p>
          </table:table-cell>
          <table:table-cell office:value-type="float" office:value="0.430556" calcext:value-type="float">
            <text:p>0.430556</text:p>
          </table:table-cell>
          <table:table-cell office:value-type="float" office:value="0.43554" calcext:value-type="float">
            <text:p>0.43554</text:p>
          </table:table-cell>
          <table:table-cell office:value-type="float" office:value="0.418118" calcext:value-type="float">
            <text:p>0.418118</text:p>
          </table:table-cell>
          <table:table-cell office:value-type="float" office:value="0.464037" calcext:value-type="float">
            <text:p>0.464037</text:p>
          </table:table-cell>
          <table:table-cell office:value-type="float" office:value="0.490741" calcext:value-type="float">
            <text:p>0.490741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519722" calcext:value-type="float">
            <text:p>0.519722</text:p>
          </table:table-cell>
          <table:table-cell office:value-type="float" office:value="0.48951" calcext:value-type="float">
            <text:p>0.48951</text:p>
          </table:table-cell>
          <table:table-cell office:value-type="float" office:value="0.5" calcext:value-type="float">
            <text:p>0.5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523148" calcext:value-type="float">
            <text:p>0.523148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592593" calcext:value-type="float">
            <text:p>0.592593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513889" calcext:value-type="float">
            <text:p>0.51388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234895" calcext:value-type="float">
            <text:p>0.234895</text:p>
          </table:table-cell>
          <table:table-cell office:value-type="float" office:value="0.283108" calcext:value-type="float">
            <text:p>0.283108</text:p>
          </table:table-cell>
          <table:table-cell office:value-type="float" office:value="0.420271" calcext:value-type="float">
            <text:p>0.420271</text:p>
          </table:table-cell>
          <table:table-cell office:value-type="float" office:value="0.424001" calcext:value-type="float">
            <text:p>0.424001</text:p>
          </table:table-cell>
          <table:table-cell office:value-type="float" office:value="0.437354" calcext:value-type="float">
            <text:p>0.437354</text:p>
          </table:table-cell>
          <table:table-cell office:value-type="float" office:value="0.443423" calcext:value-type="float">
            <text:p>0.443423</text:p>
          </table:table-cell>
          <table:table-cell office:value-type="float" office:value="0.418453" calcext:value-type="float">
            <text:p>0.418453</text:p>
          </table:table-cell>
          <table:table-cell office:value-type="float" office:value="0.469854" calcext:value-type="float">
            <text:p>0.469854</text:p>
          </table:table-cell>
          <table:table-cell office:value-type="float" office:value="0.482278" calcext:value-type="float">
            <text:p>0.482278</text:p>
          </table:table-cell>
          <table:table-cell office:value-type="float" office:value="0.532929" calcext:value-type="float">
            <text:p>0.532929</text:p>
          </table:table-cell>
          <table:table-cell office:value-type="float" office:value="0.533439" calcext:value-type="float">
            <text:p>0.533439</text:p>
          </table:table-cell>
          <table:table-cell office:value-type="float" office:value="0.496762" calcext:value-type="float">
            <text:p>0.496762</text:p>
          </table:table-cell>
          <table:table-cell office:value-type="float" office:value="0.495667" calcext:value-type="float">
            <text:p>0.495667</text:p>
          </table:table-cell>
          <table:table-cell office:value-type="float" office:value="0.517151" calcext:value-type="float">
            <text:p>0.517151</text:p>
          </table:table-cell>
          <table:table-cell office:value-type="float" office:value="0.532473" calcext:value-type="float">
            <text:p>0.532473</text:p>
          </table:table-cell>
          <table:table-cell office:value-type="float" office:value="0.443674" calcext:value-type="float">
            <text:p>0.443674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478485" calcext:value-type="float">
            <text:p>0.478485</text:p>
          </table:table-cell>
          <table:table-cell office:value-type="float" office:value="0.524987" calcext:value-type="float">
            <text:p>0.524987</text:p>
          </table:table-cell>
          <table:table-cell office:value-type="float" office:value="0.474124" calcext:value-type="float">
            <text:p>0.474124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696" calcext:value-type="float">
            <text:p>696</text:p>
          </table:table-cell>
          <table:table-cell office:value-type="float" office:value="205" calcext:value-type="float">
            <text:p>205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498" calcext:value-type="float">
            <text:p>3498</text:p>
          </table:table-cell>
          <table:table-cell office:value-type="float" office:value="809" calcext:value-type="float">
            <text:p>809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6849" calcext:value-type="float">
            <text:p>6849</text:p>
          </table:table-cell>
          <table:table-cell office:value-type="float" office:value="1683" calcext:value-type="float">
            <text:p>1683</text:p>
          </table:table-cell>
          <table:table-cell office:value-type="float" office:value="412" calcext:value-type="float">
            <text:p>412</text:p>
          </table:table-cell>
          <table:table-cell office:value-type="float" office:value="161" calcext:value-type="float">
            <text:p>161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404" calcext:value-type="float">
            <text:p>1404</text:p>
          </table:table-cell>
          <table:table-cell office:value-type="float" office:value="299" calcext:value-type="float">
            <text:p>299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432" calcext:value-type="float">
            <text:p>432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275" calcext:value-type="float">
            <text:p>1275</text:p>
          </table:table-cell>
          <table:table-cell office:value-type="float" office:value="354" calcext:value-type="float">
            <text:p>35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068" calcext:value-type="float">
            <text:p>9068</text:p>
          </table:table-cell>
          <table:table-cell office:value-type="float" office:value="2136" calcext:value-type="float">
            <text:p>2136</text:p>
          </table:table-cell>
          <table:table-cell office:value-type="float" office:value="482" calcext:value-type="float">
            <text:p>482</text:p>
          </table:table-cell>
          <table:table-cell office:value-type="float" office:value="216" calcext:value-type="float">
            <text:p>216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668" calcext:value-type="float">
            <text:p>1668</text:p>
          </table:table-cell>
          <table:table-cell office:value-type="float" office:value="363" calcext:value-type="float">
            <text:p>363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25" calcext:value-type="float">
            <text:p>225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027" calcext:value-type="float">
            <text:p>1027</text:p>
          </table:table-cell>
          <table:table-cell office:value-type="float" office:value="264" calcext:value-type="float">
            <text:p>264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418" calcext:value-type="float">
            <text:p>9418</text:p>
          </table:table-cell>
          <table:table-cell office:value-type="float" office:value="2236" calcext:value-type="float">
            <text:p>2236</text:p>
          </table:table-cell>
          <table:table-cell office:value-type="float" office:value="478" calcext:value-type="float">
            <text:p>478</text:p>
          </table:table-cell>
          <table:table-cell office:value-type="float" office:value="219" calcext:value-type="float">
            <text:p>219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75" calcext:value-type="float">
            <text:p>1875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72" calcext:value-type="float">
            <text:p>272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25" calcext:value-type="float">
            <text:p>525</text:p>
          </table:table-cell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817" calcext:value-type="float">
            <text:p>9817</text:p>
          </table:table-cell>
          <table:table-cell office:value-type="float" office:value="2326" calcext:value-type="float">
            <text:p>2326</text:p>
          </table:table-cell>
          <table:table-cell office:value-type="float" office:value="492" calcext:value-type="float">
            <text:p>492</text:p>
          </table:table-cell>
          <table:table-cell office:value-type="float" office:value="221" calcext:value-type="float">
            <text:p>221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28" calcext:value-type="float">
            <text:p>1828</text:p>
          </table:table-cell>
          <table:table-cell office:value-type="float" office:value="382" calcext:value-type="float">
            <text:p>382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231" calcext:value-type="float">
            <text:p>1231</text:p>
          </table:table-cell>
          <table:table-cell office:value-type="float" office:value="265" calcext:value-type="float">
            <text:p>26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781" calcext:value-type="float">
            <text:p>2781</text:p>
          </table:table-cell>
          <table:table-cell office:value-type="float" office:value="378" calcext:value-type="float">
            <text:p>378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565" calcext:value-type="float">
            <text:p>7565</text:p>
          </table:table-cell>
          <table:table-cell office:value-type="float" office:value="2115" calcext:value-type="float">
            <text:p>2115</text:p>
          </table:table-cell>
          <table:table-cell office:value-type="float" office:value="507" calcext:value-type="float">
            <text:p>507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869" calcext:value-type="float">
            <text:p>869</text:p>
          </table:table-cell>
          <table:table-cell office:value-type="float" office:value="239" calcext:value-type="float">
            <text:p>239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92" calcext:value-type="float">
            <text:p>392</text:p>
          </table:table-cell>
          <table:table-cell office:value-type="float" office:value="179" calcext:value-type="float">
            <text:p>179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965" calcext:value-type="float">
            <text:p>9965</text:p>
          </table:table-cell>
          <table:table-cell office:value-type="float" office:value="2314" calcext:value-type="float">
            <text:p>2314</text:p>
          </table:table-cell>
          <table:table-cell office:value-type="float" office:value="491" calcext:value-type="float">
            <text:p>491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2018" calcext:value-type="float">
            <text:p>2018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65951" calcext:value-type="float">
            <text:p>0.165951</text:p>
          </table:table-cell>
          <table:table-cell office:value-type="float" office:value="0.20217" calcext:value-type="float">
            <text:p>0.20217</text:p>
          </table:table-cell>
          <table:table-cell office:value-type="float" office:value="0.311828" calcext:value-type="float">
            <text:p>0.311828</text:p>
          </table:table-cell>
          <table:table-cell office:value-type="float" office:value="0.240385" calcext:value-type="float">
            <text:p>0.240385</text:p>
          </table:table-cell>
          <table:table-cell office:value-type="float" office:value="0.369231" calcext:value-type="float">
            <text:p>0.369231</text:p>
          </table:table-cell>
          <table:table-cell office:value-type="float" office:value="0.323077" calcext:value-type="float">
            <text:p>0.32307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0.46" calcext:value-type="float">
            <text:p>0.46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46" calcext:value-type="float">
            <text:p>0.46</text:p>
          </table:table-cell>
          <table:table-cell office:value-type="float" office:value="0.351852" calcext:value-type="float">
            <text:p>0.351852</text:p>
          </table:table-cell>
          <table:table-cell office:value-type="float" office:value="0.488889" calcext:value-type="float">
            <text:p>0.488889</text:p>
          </table:table-cell>
          <table:table-cell office:value-type="float" office:value="0.372549" calcext:value-type="float">
            <text:p>0.37254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482759" calcext:value-type="float">
            <text:p>0.482759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375" calcext:value-type="float">
            <text:p>0.37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53076" calcext:value-type="float">
            <text:p>0.253076</text:p>
          </table:table-cell>
          <table:table-cell office:value-type="float" office:value="0.284848" calcext:value-type="float">
            <text:p>0.284848</text:p>
          </table:table-cell>
          <table:table-cell office:value-type="float" office:value="0.462963" calcext:value-type="float">
            <text:p>0.462963</text:p>
          </table:table-cell>
          <table:table-cell office:value-type="float" office:value="0.478261" calcext:value-type="float">
            <text:p>0.478261</text:p>
          </table:table-cell>
          <table:table-cell office:value-type="float" office:value="0.422535" calcext:value-type="float">
            <text:p>0.422535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0.543478" calcext:value-type="float">
            <text:p>0.543478</text:p>
          </table:table-cell>
          <table:table-cell office:value-type="float" office:value="0.423077" calcext:value-type="float">
            <text:p>0.423077</text:p>
          </table:table-cell>
          <table:table-cell office:value-type="float" office:value="0.440678" calcext:value-type="float">
            <text:p>0.440678</text:p>
          </table:table-cell>
          <table:table-cell office:value-type="float" office:value="0.48" calcext:value-type="float">
            <text:p>0.48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0.5" calcext:value-type="float">
            <text:p>0.5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375" calcext:value-type="float">
            <text:p>0.375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79712" calcext:value-type="float">
            <text:p>0.179712</text:p>
          </table:table-cell>
          <table:table-cell office:value-type="float" office:value="0.169811" calcext:value-type="float">
            <text:p>0.169811</text:p>
          </table:table-cell>
          <table:table-cell office:value-type="float" office:value="0.347368" calcext:value-type="float">
            <text:p>0.347368</text:p>
          </table:table-cell>
          <table:table-cell office:value-type="float" office:value="0.4" calcext:value-type="float">
            <text:p>0.4</text:p>
          </table:table-cell>
          <table:table-cell office:value-type="float" office:value="0.319149" calcext:value-type="float">
            <text:p>0.319149</text:p>
          </table:table-cell>
          <table:table-cell office:value-type="float" office:value="0.35" calcext:value-type="float">
            <text:p>0.35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396226" calcext:value-type="float">
            <text:p>0.396226</text:p>
          </table:table-cell>
          <table:table-cell office:value-type="float" office:value="0.37931" calcext:value-type="float">
            <text:p>0.37931</text:p>
          </table:table-cell>
          <table:table-cell office:value-type="float" office:value="0.451613" calcext:value-type="float">
            <text:p>0.45161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58974" calcext:value-type="float">
            <text:p>0.358974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4128" calcext:value-type="float">
            <text:p>0.34128</text:p>
          </table:table-cell>
          <table:table-cell office:value-type="float" office:value="0.423611" calcext:value-type="float">
            <text:p>0.423611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45" calcext:value-type="float">
            <text:p>0.45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5" calcext:value-type="float">
            <text:p>0.5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558824" calcext:value-type="float">
            <text:p>0.558824</text:p>
          </table:table-cell>
          <table:table-cell office:value-type="float" office:value="0.513514" calcext:value-type="float">
            <text:p>0.513514</text:p>
          </table:table-cell>
          <table:table-cell office:value-type="float" office:value="0.6" calcext:value-type="float">
            <text:p>0.6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30683" calcext:value-type="float">
            <text:p>0.30683</text:p>
          </table:table-cell>
          <table:table-cell office:value-type="float" office:value="0.412131" calcext:value-type="float">
            <text:p>0.412131</text:p>
          </table:table-cell>
          <table:table-cell office:value-type="float" office:value="0.679612" calcext:value-type="float">
            <text:p>0.679612</text:p>
          </table:table-cell>
          <table:table-cell office:value-type="float" office:value="0.878788" calcext:value-type="float">
            <text:p>0.878788</text:p>
          </table:table-cell>
          <table:table-cell office:value-type="float" office:value="0.911765" calcext:value-type="float">
            <text:p>0.911765</text:p>
          </table:table-cell>
          <table:table-cell office:value-type="float" office:value="0.804878" calcext:value-type="float">
            <text:p>0.80487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36842" calcext:value-type="float">
            <text:p>0.736842</text:p>
          </table:table-cell>
          <table:table-cell office:value-type="float" office:value="0.862069" calcext:value-type="float">
            <text:p>0.862069</text:p>
          </table:table-cell>
          <table:table-cell office:value-type="float" office:value="0.878788" calcext:value-type="float">
            <text:p>0.878788</text:p>
          </table:table-cell>
          <table:table-cell office:value-type="float" office:value="0.96" calcext:value-type="float">
            <text:p>0.96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774194" calcext:value-type="float">
            <text:p>0.77419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842105" calcext:value-type="float">
            <text:p>0.842105</text:p>
          </table:table-cell>
          <table:table-cell office:value-type="float" office:value="0.866667" calcext:value-type="float">
            <text:p>0.8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72996" calcext:value-type="float">
            <text:p>0.172996</text:p>
          </table:table-cell>
          <table:table-cell office:value-type="float" office:value="0.235043" calcext:value-type="float">
            <text:p>0.235043</text:p>
          </table:table-cell>
          <table:table-cell office:value-type="float" office:value="0.3" calcext:value-type="float">
            <text:p>0.3</text:p>
          </table:table-cell>
          <table:table-cell office:value-type="float" office:value="0.257143" calcext:value-type="float">
            <text:p>0.257143</text:p>
          </table:table-cell>
          <table:table-cell office:value-type="float" office:value="0.193548" calcext:value-type="float">
            <text:p>0.193548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225806" calcext:value-type="float">
            <text:p>0.22580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7895" calcext:value-type="float">
            <text:p>0.157895</text:p>
          </table:table-cell>
          <table:table-cell table:number-columns-repeated="2" office:value-type="float" office:value="0.434783" calcext:value-type="float">
            <text:p>0.434783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368421" calcext:value-type="float">
            <text:p>0.36842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31429" calcext:value-type="float">
            <text:p>0.331429</text:p>
          </table:table-cell>
          <table:table-cell office:value-type="float" office:value="0.406746" calcext:value-type="float">
            <text:p>0.406746</text:p>
          </table:table-cell>
          <table:table-cell office:value-type="float" office:value="0.537037" calcext:value-type="float">
            <text:p>0.537037</text:p>
          </table:table-cell>
          <table:table-cell office:value-type="float" office:value="0.520833" calcext:value-type="float">
            <text:p>0.520833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79167" calcext:value-type="float">
            <text:p>0.4791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611111" calcext:value-type="float">
            <text:p>0.611111</text:p>
          </table:table-cell>
          <table:table-cell table:number-columns-repeated="2" office:value-type="float" office:value="0.527778" calcext:value-type="float">
            <text:p>0.527778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05714" calcext:value-type="float">
            <text:p>0.205714</text:p>
          </table:table-cell>
          <table:table-cell office:value-type="float" office:value="0.279762" calcext:value-type="float">
            <text:p>0.279762</text:p>
          </table:table-cell>
          <table:table-cell office:value-type="float" office:value="0.462963" calcext:value-type="float">
            <text:p>0.462963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20833" calcext:value-type="float">
            <text:p>0.520833</text:p>
          </table:table-cell>
          <table:table-cell office:value-type="float" office:value="0.729167" calcext:value-type="float">
            <text:p>0.729167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722222" calcext:value-type="float">
            <text:p>0.722222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2" office:value-type="float" office:value="0.107143" calcext:value-type="float">
            <text:p>0.107143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88889" calcext:value-type="float">
            <text:p>0.388889</text:p>
          </table:table-cell>
          <table:table-cell table:number-columns-repeated="2" office:value-type="float" office:value="0.277778" calcext:value-type="float">
            <text:p>0.277778</text:p>
          </table:table-cell>
          <table:table-cell office:value-type="float" office:value="0.5" calcext:value-type="float">
            <text:p>0.5</text:p>
          </table:table-cell>
          <table:table-cell office:value-type="float" office:value="0.222222" calcext:value-type="float">
            <text:p>0.22222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29524" calcext:value-type="float">
            <text:p>0.129524</text:p>
          </table:table-cell>
          <table:table-cell office:value-type="float" office:value="0.242063" calcext:value-type="float">
            <text:p>0.242063</text:p>
          </table:table-cell>
          <table:table-cell office:value-type="float" office:value="0.351852" calcext:value-type="float">
            <text:p>0.35185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354167" calcext:value-type="float">
            <text:p>0.3541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388889" calcext:value-type="float">
            <text:p>0.388889</text:p>
          </table:table-cell>
          <table:table-cell table:number-columns-repeated="2" office:value-type="float" office:value="0.527778" calcext:value-type="float">
            <text:p>0.52777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5" calcext:value-type="float">
            <text:p>0.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58619" calcext:value-type="float">
            <text:p>0.58619</text:p>
          </table:table-cell>
          <table:table-cell office:value-type="float" office:value="0.525794" calcext:value-type="float">
            <text:p>0.525794</text:p>
          </table:table-cell>
          <table:table-cell office:value-type="float" office:value="0.648148" calcext:value-type="float">
            <text:p>0.648148</text:p>
          </table:table-cell>
          <table:table-cell office:value-type="float" office:value="0.604167" calcext:value-type="float">
            <text:p>0.604167</text:p>
          </table:table-cell>
          <table:table-cell office:value-type="float" office:value="0.645833" calcext:value-type="float">
            <text:p>0.64583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" calcext:value-type="float">
            <text:p>0.5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805556" calcext:value-type="float">
            <text:p>0.80555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61111" calcext:value-type="float">
            <text:p>0.861111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722222" calcext:value-type="float">
            <text:p>0.722222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390476" calcext:value-type="float">
            <text:p>0.0390476</text:p>
          </table:table-cell>
          <table:table-cell office:value-type="float" office:value="0.109127" calcext:value-type="float">
            <text:p>0.109127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145833" calcext:value-type="float">
            <text:p>0.145833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833333" calcext:value-type="float">
            <text:p>0.0833333</text:p>
          </table:table-cell>
          <table:table-cell table:number-columns-repeated="2" office:value-type="float" office:value="0.277778" calcext:value-type="float">
            <text:p>0.277778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38889" calcext:value-type="float">
            <text:p>0.138889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25" calcext:value-type="float">
            <text:p>0.25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21163" calcext:value-type="float">
            <text:p>0.221163</text:p>
          </table:table-cell>
          <table:table-cell office:value-type="float" office:value="0.270092" calcext:value-type="float">
            <text:p>0.270092</text:p>
          </table:table-cell>
          <table:table-cell office:value-type="float" office:value="0.394558" calcext:value-type="float">
            <text:p>0.394558</text:p>
          </table:table-cell>
          <table:table-cell office:value-type="float" office:value="0.328947" calcext:value-type="float">
            <text:p>0.328947</text:p>
          </table:table-cell>
          <table:table-cell office:value-type="float" office:value="0.424779" calcext:value-type="float">
            <text:p>0.424779</text:p>
          </table:table-cell>
          <table:table-cell office:value-type="float" office:value="0.371681" calcext:value-type="float">
            <text:p>0.371681</text:p>
          </table:table-cell>
          <table:table-cell office:value-type="float" office:value="0.393162" calcext:value-type="float">
            <text:p>0.393162</text:p>
          </table:table-cell>
          <table:table-cell office:value-type="float" office:value="0.516129" calcext:value-type="float">
            <text:p>0.516129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0.422222" calcext:value-type="float">
            <text:p>0.422222</text:p>
          </table:table-cell>
          <table:table-cell office:value-type="float" office:value="0.54321" calcext:value-type="float">
            <text:p>0.54321</text:p>
          </table:table-cell>
          <table:table-cell office:value-type="float" office:value="0.436782" calcext:value-type="float">
            <text:p>0.436782</text:p>
          </table:table-cell>
          <table:table-cell office:value-type="float" office:value="0.408602" calcext:value-type="float">
            <text:p>0.40860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95745" calcext:value-type="float">
            <text:p>0.595745</text:p>
          </table:table-cell>
          <table:table-cell office:value-type="float" office:value="0.413793" calcext:value-type="float">
            <text:p>0.413793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2695" calcext:value-type="float">
            <text:p>0.22695</text:p>
          </table:table-cell>
          <table:table-cell office:value-type="float" office:value="0.282282" calcext:value-type="float">
            <text:p>0.282282</text:p>
          </table:table-cell>
          <table:table-cell office:value-type="float" office:value="0.462963" calcext:value-type="float">
            <text:p>0.462963</text:p>
          </table:table-cell>
          <table:table-cell office:value-type="float" office:value="0.468085" calcext:value-type="float">
            <text:p>0.468085</text:p>
          </table:table-cell>
          <table:table-cell office:value-type="float" office:value="0.504202" calcext:value-type="float">
            <text:p>0.504202</text:p>
          </table:table-cell>
          <table:table-cell office:value-type="float" office:value="0.442478" calcext:value-type="float">
            <text:p>0.442478</text:p>
          </table:table-cell>
          <table:table-cell office:value-type="float" office:value="0.569106" calcext:value-type="float">
            <text:p>0.569106</text:p>
          </table:table-cell>
          <table:table-cell office:value-type="float" office:value="0.481013" calcext:value-type="float">
            <text:p>0.481013</text:p>
          </table:table-cell>
          <table:table-cell office:value-type="float" office:value="0.609756" calcext:value-type="float">
            <text:p>0.609756</text:p>
          </table:table-cell>
          <table:table-cell office:value-type="float" office:value="0.5" calcext:value-type="float">
            <text:p>0.5</text:p>
          </table:table-cell>
          <table:table-cell office:value-type="float" office:value="0.547368" calcext:value-type="float">
            <text:p>0.547368</text:p>
          </table:table-cell>
          <table:table-cell office:value-type="float" office:value="0.55814" calcext:value-type="float">
            <text:p>0.55814</text:p>
          </table:table-cell>
          <table:table-cell office:value-type="float" office:value="0.564706" calcext:value-type="float">
            <text:p>0.564706</text:p>
          </table:table-cell>
          <table:table-cell office:value-type="float" office:value="0.590909" calcext:value-type="float">
            <text:p>0.590909</text:p>
          </table:table-cell>
          <table:table-cell office:value-type="float" office:value="0.632911" calcext:value-type="float">
            <text:p>0.632911</text:p>
          </table:table-cell>
          <table:table-cell office:value-type="float" office:value="0.242424" calcext:value-type="float">
            <text:p>0.242424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5" calcext:value-type="float">
            <text:p>0.5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363636" calcext:value-type="float">
            <text:p>0.363636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34248" calcext:value-type="float">
            <text:p>0.134248</text:p>
          </table:table-cell>
          <table:table-cell office:value-type="float" office:value="0.131387" calcext:value-type="float">
            <text:p>0.131387</text:p>
          </table:table-cell>
          <table:table-cell office:value-type="float" office:value="0.325123" calcext:value-type="float">
            <text:p>0.325123</text:p>
          </table:table-cell>
          <table:table-cell office:value-type="float" office:value="0.337349" calcext:value-type="float">
            <text:p>0.337349</text:p>
          </table:table-cell>
          <table:table-cell office:value-type="float" office:value="0.315789" calcext:value-type="float">
            <text:p>0.315789</text:p>
          </table:table-cell>
          <table:table-cell office:value-type="float" office:value="0.318182" calcext:value-type="float">
            <text:p>0.318182</text:p>
          </table:table-cell>
          <table:table-cell office:value-type="float" office:value="0.344828" calcext:value-type="float">
            <text:p>0.344828</text:p>
          </table:table-cell>
          <table:table-cell office:value-type="float" office:value="0.47191" calcext:value-type="float">
            <text:p>0.47191</text:p>
          </table:table-cell>
          <table:table-cell office:value-type="float" office:value="0.338462" calcext:value-type="float">
            <text:p>0.338462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5" calcext:value-type="float">
            <text:p>0.5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373333" calcext:value-type="float">
            <text:p>0.373333</text:p>
          </table:table-cell>
          <table:table-cell office:value-type="float" office:value="0.344828" calcext:value-type="float">
            <text:p>0.344828</text:p>
          </table:table-cell>
          <table:table-cell office:value-type="float" office:value="0.350877" calcext:value-type="float">
            <text:p>0.350877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3" calcext:value-type="float">
            <text:p>0.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8778" calcext:value-type="float">
            <text:p>0.18778</text:p>
          </table:table-cell>
          <table:table-cell office:value-type="float" office:value="0.308081" calcext:value-type="float">
            <text:p>0.308081</text:p>
          </table:table-cell>
          <table:table-cell office:value-type="float" office:value="0.391753" calcext:value-type="float">
            <text:p>0.391753</text:p>
          </table:table-cell>
          <table:table-cell office:value-type="float" office:value="0.385542" calcext:value-type="float">
            <text:p>0.385542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404762" calcext:value-type="float">
            <text:p>0.404762</text:p>
          </table:table-cell>
          <table:table-cell office:value-type="float" office:value="0.380952" calcext:value-type="float">
            <text:p>0.380952</text:p>
          </table:table-cell>
          <table:table-cell office:value-type="float" office:value="0.634921" calcext:value-type="float">
            <text:p>0.634921</text:p>
          </table:table-cell>
          <table:table-cell office:value-type="float" office:value="0.481013" calcext:value-type="float">
            <text:p>0.481013</text:p>
          </table:table-cell>
          <table:table-cell office:value-type="float" office:value="0.474576" calcext:value-type="float">
            <text:p>0.474576</text:p>
          </table:table-cell>
          <table:table-cell office:value-type="float" office:value="0.37931" calcext:value-type="float">
            <text:p>0.37931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542857" calcext:value-type="float">
            <text:p>0.542857</text:p>
          </table:table-cell>
          <table:table-cell office:value-type="float" office:value="0.520548" calcext:value-type="float">
            <text:p>0.520548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4" calcext:value-type="float">
            <text:p>0.4</text:p>
          </table:table-cell>
          <table:table-cell office:value-type="float" office:value="0.580645" calcext:value-type="float">
            <text:p>0.580645</text:p>
          </table:table-cell>
          <table:table-cell office:value-type="float" office:value="0.25" calcext:value-type="float">
            <text:p>0.25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615385" calcext:value-type="float">
            <text:p>0.615385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02814" calcext:value-type="float">
            <text:p>0.402814</text:p>
          </table:table-cell>
          <table:table-cell office:value-type="float" office:value="0.462075" calcext:value-type="float">
            <text:p>0.462075</text:p>
          </table:table-cell>
          <table:table-cell office:value-type="float" office:value="0.663507" calcext:value-type="float">
            <text:p>0.663507</text:p>
          </table:table-cell>
          <table:table-cell office:value-type="float" office:value="0.716049" calcext:value-type="float">
            <text:p>0.716049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741573" calcext:value-type="float">
            <text:p>0.741573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509091" calcext:value-type="float">
            <text:p>0.50909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84058" calcext:value-type="float">
            <text:p>0.84058</text:p>
          </table:table-cell>
          <table:table-cell office:value-type="float" office:value="0.786885" calcext:value-type="float">
            <text:p>0.786885</text:p>
          </table:table-cell>
          <table:table-cell office:value-type="float" office:value="0.848485" calcext:value-type="float">
            <text:p>0.848485</text:p>
          </table:table-cell>
          <table:table-cell office:value-type="float" office:value="0.716418" calcext:value-type="float">
            <text:p>0.716418</text:p>
          </table:table-cell>
          <table:table-cell office:value-type="float" office:value="0.873239" calcext:value-type="float">
            <text:p>0.87323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64865" calcext:value-type="float">
            <text:p>0.864865</text:p>
          </table:table-cell>
          <table:table-cell office:value-type="float" office:value="0.787879" calcext:value-type="float">
            <text:p>0.787879</text:p>
          </table:table-cell>
          <table:table-cell table:number-columns-repeated="2" office:value-type="float" office:value="0.857143" calcext:value-type="float">
            <text:p>0.85714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637141" calcext:value-type="float">
            <text:p>0.0637141</text:p>
          </table:table-cell>
          <table:table-cell office:value-type="float" office:value="0.149051" calcext:value-type="float">
            <text:p>0.149051</text:p>
          </table:table-cell>
          <table:table-cell office:value-type="float" office:value="0.235955" calcext:value-type="float">
            <text:p>0.235955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51899" calcext:value-type="float">
            <text:p>0.151899</text:p>
          </table:table-cell>
          <table:table-cell office:value-type="float" office:value="0.344828" calcext:value-type="float">
            <text:p>0.344828</text:p>
          </table:table-cell>
          <table:table-cell office:value-type="float" office:value="0.177215" calcext:value-type="float">
            <text:p>0.177215</text:p>
          </table:table-cell>
          <table:table-cell office:value-type="float" office:value="0.0769231" calcext:value-type="float">
            <text:p>0.0769231</text:p>
          </table:table-cell>
          <table:table-cell office:value-type="float" office:value="0.109091" calcext:value-type="float">
            <text:p>0.109091</text:p>
          </table:table-cell>
          <table:table-cell table:number-columns-repeated="2" office:value-type="float" office:value="0.338983" calcext:value-type="float">
            <text:p>0.338983</text:p>
          </table:table-cell>
          <table:table-cell office:value-type="float" office:value="0.275862" calcext:value-type="float">
            <text:p>0.275862</text:p>
          </table:table-cell>
          <table:table-cell office:value-type="float" office:value="0.185185" calcext:value-type="float">
            <text:p>0.185185</text:p>
          </table:table-cell>
          <table:table-cell office:value-type="float" office:value="0.254545" calcext:value-type="float">
            <text:p>0.254545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117647" calcext:value-type="float">
            <text:p>0.117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Default"/>
          <table:table-cell table:style-name="ce1" office:value-type="float" office:value="46838" calcext:value-type="float">
            <text:p>46838</text:p>
          </table:table-cell>
          <table:table-cell office:value-type="float" office:value="45107" calcext:value-type="float">
            <text:p>45107</text:p>
          </table:table-cell>
          <table:table-cell office:value-type="float" office:value="39950" calcext:value-type="float">
            <text:p>39950</text:p>
          </table:table-cell>
          <table:table-cell office:value-type="float" office:value="37826" calcext:value-type="float">
            <text:p>37826</text:p>
          </table:table-cell>
          <table:table-cell office:value-type="float" office:value="40435" calcext:value-type="float">
            <text:p>40435</text:p>
          </table:table-cell>
          <table:table-cell office:value-type="float" office:value="41011" calcext:value-type="float">
            <text:p>41011</text:p>
          </table:table-cell>
          <table:table-cell office:value-type="float" office:value="42045" calcext:value-type="float">
            <text:p>42045</text:p>
          </table:table-cell>
          <table:table-cell office:value-type="float" office:value="34936" calcext:value-type="float">
            <text:p>34936</text:p>
          </table:table-cell>
          <table:table-cell office:value-type="float" office:value="35736" calcext:value-type="float">
            <text:p>35736</text:p>
          </table:table-cell>
          <table:table-cell office:value-type="float" office:value="36785" calcext:value-type="float">
            <text:p>36785</text:p>
          </table:table-cell>
          <table:table-cell office:value-type="float" office:value="37102" calcext:value-type="float">
            <text:p>37102</text:p>
          </table:table-cell>
          <table:table-cell office:value-type="float" office:value="38643" calcext:value-type="float">
            <text:p>38643</text:p>
          </table:table-cell>
          <table:table-cell office:value-type="float" office:value="38558" calcext:value-type="float">
            <text:p>38558</text:p>
          </table:table-cell>
          <table:table-cell office:value-type="float" office:value="39567" calcext:value-type="float">
            <text:p>39567</text:p>
          </table:table-cell>
          <table:table-cell office:value-type="float" office:value="40908" calcext:value-type="float">
            <text:p>40908</text:p>
          </table:table-cell>
          <table:table-cell office:value-type="float" office:value="24362" calcext:value-type="float">
            <text:p>24362</text:p>
          </table:table-cell>
          <table:table-cell office:value-type="float" office:value="27865" calcext:value-type="float">
            <text:p>27865</text:p>
          </table:table-cell>
          <table:table-cell office:value-type="float" office:value="29438" calcext:value-type="float">
            <text:p>29438</text:p>
          </table:table-cell>
          <table:table-cell office:value-type="float" office:value="39451" calcext:value-type="float">
            <text:p>39451</text:p>
          </table:table-cell>
          <table:table-cell office:value-type="float" office:value="27890" calcext:value-type="float">
            <text:p>27890</text:p>
          </table:table-cell>
        </table:table-row>
        <table:table-row table:style-name="ro1">
          <table:table-cell/>
          <table:table-cell table:style-name="Default"/>
          <table:table-cell table:style-name="ce1" office:value-type="float" office:value="44834" calcext:value-type="float">
            <text:p>44834</text:p>
          </table:table-cell>
          <table:table-cell office:value-type="float" office:value="44410" calcext:value-type="float">
            <text:p>44410</text:p>
          </table:table-cell>
          <table:table-cell office:value-type="float" office:value="39337" calcext:value-type="float">
            <text:p>39337</text:p>
          </table:table-cell>
          <table:table-cell office:value-type="float" office:value="37461" calcext:value-type="float">
            <text:p>37461</text:p>
          </table:table-cell>
          <table:table-cell office:value-type="float" office:value="38584" calcext:value-type="float">
            <text:p>38584</text:p>
          </table:table-cell>
          <table:table-cell office:value-type="float" office:value="39506" calcext:value-type="float">
            <text:p>39506</text:p>
          </table:table-cell>
          <table:table-cell office:value-type="float" office:value="40205" calcext:value-type="float">
            <text:p>40205</text:p>
          </table:table-cell>
          <table:table-cell office:value-type="float" office:value="33290" calcext:value-type="float">
            <text:p>33290</text:p>
          </table:table-cell>
          <table:table-cell office:value-type="float" office:value="33877" calcext:value-type="float">
            <text:p>33877</text:p>
          </table:table-cell>
          <table:table-cell office:value-type="float" office:value="34083" calcext:value-type="float">
            <text:p>34083</text:p>
          </table:table-cell>
          <table:table-cell office:value-type="float" office:value="35419" calcext:value-type="float">
            <text:p>35419</text:p>
          </table:table-cell>
          <table:table-cell office:value-type="float" office:value="36676" calcext:value-type="float">
            <text:p>36676</text:p>
          </table:table-cell>
          <table:table-cell office:value-type="float" office:value="37740" calcext:value-type="float">
            <text:p>37740</text:p>
          </table:table-cell>
          <table:table-cell office:value-type="float" office:value="38284" calcext:value-type="float">
            <text:p>38284</text:p>
          </table:table-cell>
          <table:table-cell office:value-type="float" office:value="38987" calcext:value-type="float">
            <text:p>38987</text:p>
          </table:table-cell>
          <table:table-cell office:value-type="float" office:value="22984" calcext:value-type="float">
            <text:p>22984</text:p>
          </table:table-cell>
          <table:table-cell office:value-type="float" office:value="26959" calcext:value-type="float">
            <text:p>26959</text:p>
          </table:table-cell>
          <table:table-cell office:value-type="float" office:value="27931" calcext:value-type="float">
            <text:p>27931</text:p>
          </table:table-cell>
          <table:table-cell office:value-type="float" office:value="37805" calcext:value-type="float">
            <text:p>37805</text:p>
          </table:table-cell>
          <table:table-cell office:value-type="float" office:value="27356" calcext:value-type="float">
            <text:p>27356</text:p>
          </table:table-cell>
        </table:table-row>
        <table:table-row table:style-name="ro1">
          <table:table-cell/>
          <table:table-cell table:style-name="Default"/>
          <table:table-cell table:style-name="ce1" office:value-type="float" office:value="26070" calcext:value-type="float">
            <text:p>26070</text:p>
          </table:table-cell>
          <table:table-cell office:value-type="float" office:value="24830" calcext:value-type="float">
            <text:p>24830</text:p>
          </table:table-cell>
          <table:table-cell office:value-type="float" office:value="22273" calcext:value-type="float">
            <text:p>22273</text:p>
          </table:table-cell>
          <table:table-cell office:value-type="float" office:value="22738" calcext:value-type="float">
            <text:p>22738</text:p>
          </table:table-cell>
          <table:table-cell office:value-type="float" office:value="23451" calcext:value-type="float">
            <text:p>23451</text:p>
          </table:table-cell>
          <table:table-cell office:value-type="float" office:value="24005" calcext:value-type="float">
            <text:p>24005</text:p>
          </table:table-cell>
          <table:table-cell office:value-type="float" office:value="24550" calcext:value-type="float">
            <text:p>24550</text:p>
          </table:table-cell>
          <table:table-cell office:value-type="float" office:value="20178" calcext:value-type="float">
            <text:p>20178</text:p>
          </table:table-cell>
          <table:table-cell office:value-type="float" office:value="20759" calcext:value-type="float">
            <text:p>20759</text:p>
          </table:table-cell>
          <table:table-cell office:value-type="float" office:value="21324" calcext:value-type="float">
            <text:p>21324</text:p>
          </table:table-cell>
          <table:table-cell office:value-type="float" office:value="21760" calcext:value-type="float">
            <text:p>21760</text:p>
          </table:table-cell>
          <table:table-cell office:value-type="float" office:value="22422" calcext:value-type="float">
            <text:p>22422</text:p>
          </table:table-cell>
          <table:table-cell office:value-type="float" office:value="22532" calcext:value-type="float">
            <text:p>22532</text:p>
          </table:table-cell>
          <table:table-cell office:value-type="float" office:value="23584" calcext:value-type="float">
            <text:p>23584</text:p>
          </table:table-cell>
          <table:table-cell office:value-type="float" office:value="24297" calcext:value-type="float">
            <text:p>24297</text:p>
          </table:table-cell>
          <table:table-cell office:value-type="float" office:value="14285" calcext:value-type="float">
            <text:p>14285</text:p>
          </table:table-cell>
          <table:table-cell office:value-type="float" office:value="16994" calcext:value-type="float">
            <text:p>16994</text:p>
          </table:table-cell>
          <table:table-cell office:value-type="float" office:value="17160" calcext:value-type="float">
            <text:p>17160</text:p>
          </table:table-cell>
          <table:table-cell office:value-type="float" office:value="23467" calcext:value-type="float">
            <text:p>23467</text:p>
          </table:table-cell>
          <table:table-cell office:value-type="float" office:value="17239" calcext:value-type="float">
            <text:p>17239</text:p>
          </table:table-cell>
        </table:table-row>
        <table:table-row table:style-name="ro1">
          <table:table-cell/>
          <table:table-cell table:style-name="Default"/>
          <table:table-cell table:style-name="ce1" office:value-type="float" office:value="117742" calcext:value-type="float">
            <text:p>117742</text:p>
          </table:table-cell>
          <table:table-cell office:value-type="float" office:value="114347" calcext:value-type="float">
            <text:p>114347</text:p>
          </table:table-cell>
          <table:table-cell office:value-type="float" office:value="101560" calcext:value-type="float">
            <text:p>101560</text:p>
          </table:table-cell>
          <table:table-cell office:value-type="float" office:value="98025" calcext:value-type="float">
            <text:p>98025</text:p>
          </table:table-cell>
          <table:table-cell office:value-type="float" office:value="102470" calcext:value-type="float">
            <text:p>102470</text:p>
          </table:table-cell>
          <table:table-cell office:value-type="float" office:value="104522" calcext:value-type="float">
            <text:p>104522</text:p>
          </table:table-cell>
          <table:table-cell office:value-type="float" office:value="106800" calcext:value-type="float">
            <text:p>106800</text:p>
          </table:table-cell>
          <table:table-cell office:value-type="float" office:value="88404" calcext:value-type="float">
            <text:p>88404</text:p>
          </table:table-cell>
          <table:table-cell office:value-type="float" office:value="90372" calcext:value-type="float">
            <text:p>90372</text:p>
          </table:table-cell>
          <table:table-cell office:value-type="float" office:value="92192" calcext:value-type="float">
            <text:p>92192</text:p>
          </table:table-cell>
          <table:table-cell office:value-type="float" office:value="94281" calcext:value-type="float">
            <text:p>94281</text:p>
          </table:table-cell>
          <table:table-cell office:value-type="float" office:value="97741" calcext:value-type="float">
            <text:p>97741</text:p>
          </table:table-cell>
          <table:table-cell office:value-type="float" office:value="98830" calcext:value-type="float">
            <text:p>98830</text:p>
          </table:table-cell>
          <table:table-cell office:value-type="float" office:value="101435" calcext:value-type="float">
            <text:p>101435</text:p>
          </table:table-cell>
          <table:table-cell office:value-type="float" office:value="104192" calcext:value-type="float">
            <text:p>104192</text:p>
          </table:table-cell>
          <table:table-cell office:value-type="float" office:value="61631" calcext:value-type="float">
            <text:p>61631</text:p>
          </table:table-cell>
          <table:table-cell office:value-type="float" office:value="71818" calcext:value-type="float">
            <text:p>71818</text:p>
          </table:table-cell>
          <table:table-cell office:value-type="float" office:value="74529" calcext:value-type="float">
            <text:p>74529</text:p>
          </table:table-cell>
          <table:table-cell office:value-type="float" office:value="100723" calcext:value-type="float">
            <text:p>100723</text:p>
          </table:table-cell>
          <table:table-cell office:value-type="float" office:value="72485" calcext:value-type="float">
            <text:p>72485</text:p>
          </table:table-cell>
        </table:table-row>
        <table:table-row table:style-name="ro1" table:number-rows-repeated="104850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ESTREPS_10" table:style-name="ta1">
        <table:shapes>
          <draw:frame draw:z-index="0" draw:style-name="gr1" draw:text-style-name="P1" svg:width="700.02pt" svg:height="455.3pt" svg:x="-0.77pt" svg:y="364.76pt">
            <draw:object draw:notify-on-update-of-ranges="TESTREPS_10.C16:TESTREPS_10.K16 TESTREPS_10.B18:TESTREPS_10.B18 TESTREPS_10.C18:TESTREPS_10.K18 TESTREPS_10.B14:TESTREPS_10.B14 TESTREPS_10.C14:TESTREPS_10.K14 TESTREPS_10.B11:TESTREPS_10.B11 TESTREPS_10.C11:TESTREPS_10.K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56.47pt" svg:y="342.74pt">
            <draw:object draw:notify-on-update-of-ranges="TESTREPS_10.C69:TESTREPS_10.K69 TESTREPS_10.B70:TESTREPS_10.B70 TESTREPS_10.C70:TESTREPS_10.K70 TESTREPS_10.B71:TESTREPS_10.B71 TESTREPS_10.C71:TESTREPS_10.K71 TESTREPS_10.B72:TESTREPS_10.B72 TESTREPS_10.C72:TESTREPS_10.K72 TESTREPS_10.B73:TESTREPS_10.B73 TESTREPS_10.C73:TESTREPS_10.K73 TESTREPS_10.B74:TESTREPS_10.B74 TESTREPS_10.C74:TESTREPS_10.K74 TESTREPS_10.B75:TESTREPS_10.B75 TESTREPS_10.C75:TESTREPS_10.K7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11" table:default-cell-style-name="Default"/>
        <table:table-column table:style-name="co3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resolution(Pixels)</text:p>
          </table:table-cell>
          <table:table-cell table:number-columns-repeated="9" table:style-name="ce3" office:value-type="string" calcext:value-type="string">
            <text:p>256 x 1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number-columns-repeated="9" table:style-name="ce6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table:number-columns-repeated="9" table:style-name="ce6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table:number-columns-repeated="9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HorizontalSegments</text:p>
          </table:table-cell>
          <table:table-cell table:style-name="ce3" table:formula="of:=FLOOR(ABS([TESTREPS_10.C6]/[TESTREPS_10.C$16]);1;1)" office:value-type="float" office:value="25" calcext:value-type="float">
            <text:p>25</text:p>
          </table:table-cell>
          <table:table-cell table:style-name="ce3" table:formula="of:=FLOOR(ABS([TESTREPS_10.D6]/[TESTREPS_10.D$16]);1;1)" office:value-type="float" office:value="12" calcext:value-type="float">
            <text:p>12</text:p>
          </table:table-cell>
          <table:table-cell table:style-name="ce3" table:formula="of:=FLOOR(ABS([TESTREPS_10.E6]/[TESTREPS_10.E$16]);1;1)" office:value-type="float" office:value="6" calcext:value-type="float">
            <text:p>6</text:p>
          </table:table-cell>
          <table:table-cell table:style-name="ce3" table:formula="of:=FLOOR(ABS([TESTREPS_10.F6]/[TESTREPS_10.F$16]);1;1)" office:value-type="float" office:value="4" calcext:value-type="float">
            <text:p>4</text:p>
          </table:table-cell>
          <table:table-cell table:style-name="ce3" table:formula="of:=FLOOR(ABS([TESTREPS_10.G6]/[TESTREPS_10.G$16]);1;1)" office:value-type="float" office:value="3" calcext:value-type="float">
            <text:p>3</text:p>
          </table:table-cell>
          <table:table-cell table:style-name="ce3" table:formula="of:=FLOOR(ABS([TESTREPS_10.H6]/[TESTREPS_10.H$16]);1;1)" office:value-type="float" office:value="3" calcext:value-type="float">
            <text:p>3</text:p>
          </table:table-cell>
          <table:table-cell table:style-name="ce3" table:formula="of:=FLOOR(ABS([TESTREPS_10.I6]/[TESTREPS_10.I$16]);1;1)" office:value-type="float" office:value="2" calcext:value-type="float">
            <text:p>2</text:p>
          </table:table-cell>
          <table:table-cell table:style-name="ce3" table:formula="of:=FLOOR(ABS([TESTREPS_10.J6]/[TESTREPS_10.J$16]);1;1)" office:value-type="float" office:value="2" calcext:value-type="float">
            <text:p>2</text:p>
          </table:table-cell>
          <table:table-cell table:style-name="ce3" table:formula="of:=FLOOR(ABS([TESTREPS_10.K6]/[TESTREPS_10.K$16]);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VeriticalSegments</text:p>
          </table:table-cell>
          <table:table-cell table:style-name="ce3" table:formula="of:=FLOOR(ABS([TESTREPS_10.C7]/[TESTREPS_10.C$16]);1;1)" office:value-type="float" office:value="14" calcext:value-type="float">
            <text:p>14</text:p>
          </table:table-cell>
          <table:table-cell table:style-name="ce3" table:formula="of:=FLOOR(ABS([TESTREPS_10.D7]/[TESTREPS_10.D$16]);1;1)" office:value-type="float" office:value="7" calcext:value-type="float">
            <text:p>7</text:p>
          </table:table-cell>
          <table:table-cell table:style-name="ce3" table:formula="of:=FLOOR(ABS([TESTREPS_10.E7]/[TESTREPS_10.E$16]);1;1)" office:value-type="float" office:value="3" calcext:value-type="float">
            <text:p>3</text:p>
          </table:table-cell>
          <table:table-cell table:style-name="ce3" table:formula="of:=FLOOR(ABS([TESTREPS_10.F7]/[TESTREPS_10.F$16]);1;1)" office:value-type="float" office:value="2" calcext:value-type="float">
            <text:p>2</text:p>
          </table:table-cell>
          <table:table-cell table:style-name="ce3" table:formula="of:=FLOOR(ABS([TESTREPS_10.G7]/[TESTREPS_10.G$16]);1;1)" office:value-type="float" office:value="2" calcext:value-type="float">
            <text:p>2</text:p>
          </table:table-cell>
          <table:table-cell table:style-name="ce3" table:formula="of:=FLOOR(ABS([TESTREPS_10.H7]/[TESTREPS_10.H$16]);1;1)" office:value-type="float" office:value="1" calcext:value-type="float">
            <text:p>1</text:p>
          </table:table-cell>
          <table:table-cell table:style-name="ce3" table:formula="of:=FLOOR(ABS([TESTREPS_10.I7]/[TESTREPS_10.I$16]);1;1)" office:value-type="float" office:value="1" calcext:value-type="float">
            <text:p>1</text:p>
          </table:table-cell>
          <table:table-cell table:style-name="ce3" table:formula="of:=FLOOR(ABS([TESTREPS_10.J7]/[TESTREPS_10.J$16]);1;1)" office:value-type="float" office:value="1" calcext:value-type="float">
            <text:p>1</text:p>
          </table:table-cell>
          <table:table-cell table:style-name="ce3" table:formula="of:=FLOOR(ABS([TESTREPS_10.K7]/[TESTREPS_10.K$16]);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NumberOfSegments</text:p>
          </table:table-cell>
          <table:table-cell table:style-name="ce3" table:formula="of:=[TESTREPS_10.C9]*[TESTREPS_10.C10]" office:value-type="float" office:value="350" calcext:value-type="float">
            <text:p>350</text:p>
          </table:table-cell>
          <table:table-cell table:style-name="ce3" table:formula="of:=[TESTREPS_10.D9]*[TESTREPS_10.D10]" office:value-type="float" office:value="84" calcext:value-type="float">
            <text:p>84</text:p>
          </table:table-cell>
          <table:table-cell table:style-name="ce3" table:formula="of:=[TESTREPS_10.E9]*[TESTREPS_10.E10]" office:value-type="float" office:value="18" calcext:value-type="float">
            <text:p>18</text:p>
          </table:table-cell>
          <table:table-cell table:style-name="ce3" table:formula="of:=[TESTREPS_10.F9]*[TESTREPS_10.F10]" office:value-type="float" office:value="8" calcext:value-type="float">
            <text:p>8</text:p>
          </table:table-cell>
          <table:table-cell table:style-name="ce3" table:formula="of:=[TESTREPS_10.G9]*[TESTREPS_10.G10]" office:value-type="float" office:value="6" calcext:value-type="float">
            <text:p>6</text:p>
          </table:table-cell>
          <table:table-cell table:style-name="ce3" table:formula="of:=[TESTREPS_10.H9]*[TESTREPS_10.H10]" office:value-type="float" office:value="3" calcext:value-type="float">
            <text:p>3</text:p>
          </table:table-cell>
          <table:table-cell table:style-name="ce3" table:formula="of:=[TESTREPS_10.I9]*[TESTREPS_10.I10]" office:value-type="float" office:value="2" calcext:value-type="float">
            <text:p>2</text:p>
          </table:table-cell>
          <table:table-cell table:style-name="ce3" table:formula="of:=[TESTREPS_10.J9]*[TESTREPS_10.J10]" office:value-type="float" office:value="2" calcext:value-type="float">
            <text:p>2</text:p>
          </table:table-cell>
          <table:table-cell table:style-name="ce3" table:formula="of:=[TESTREPS_10.K9]*[TESTREPS_10.K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ercentageAreaCoveredHorizontal</text:p>
          </table:table-cell>
          <table:table-cell table:style-name="ce4" table:formula="of:=([TESTREPS_10.C9]*[TESTREPS_10.C$16])/[TESTREPS_10.C$6]" office:value-type="float" office:value="0.9765625" calcext:value-type="float">
            <text:p>0.977</text:p>
          </table:table-cell>
          <table:table-cell table:style-name="ce4" table:formula="of:=([TESTREPS_10.D9]*[TESTREPS_10.D$16])/[TESTREPS_10.D$6]" office:value-type="float" office:value="0.9375" calcext:value-type="float">
            <text:p>0.938</text:p>
          </table:table-cell>
          <table:table-cell table:style-name="ce4" table:formula="of:=([TESTREPS_10.E9]*[TESTREPS_10.E$16])/[TESTREPS_10.E$6]" office:value-type="float" office:value="0.9375" calcext:value-type="float">
            <text:p>0.938</text:p>
          </table:table-cell>
          <table:table-cell table:style-name="ce4" table:formula="of:=([TESTREPS_10.F9]*[TESTREPS_10.F$16])/[TESTREPS_10.F$6]" office:value-type="float" office:value="0.9375" calcext:value-type="float">
            <text:p>0.938</text:p>
          </table:table-cell>
          <table:table-cell table:style-name="ce4" table:formula="of:=([TESTREPS_10.G9]*[TESTREPS_10.G$16])/[TESTREPS_10.G$6]" office:value-type="float" office:value="0.8203125" calcext:value-type="float">
            <text:p>0.820</text:p>
          </table:table-cell>
          <table:table-cell table:style-name="ce4" table:formula="of:=([TESTREPS_10.H9]*[TESTREPS_10.H$16])/[TESTREPS_10.H$6]" office:value-type="float" office:value="0.9375" calcext:value-type="float">
            <text:p>0.938</text:p>
          </table:table-cell>
          <table:table-cell table:style-name="ce4" table:formula="of:=([TESTREPS_10.I9]*[TESTREPS_10.I$16])/[TESTREPS_10.I$6]" office:value-type="float" office:value="0.78125" calcext:value-type="float">
            <text:p>0.781</text:p>
          </table:table-cell>
          <table:table-cell table:style-name="ce4" table:formula="of:=([TESTREPS_10.J9]*[TESTREPS_10.J$16])/[TESTREPS_10.J$6]" office:value-type="float" office:value="0.9375" calcext:value-type="float">
            <text:p>0.938</text:p>
          </table:table-cell>
          <table:table-cell table:style-name="ce4" table:formula="of:=([TESTREPS_10.K9]*[TESTREPS_10.K$16])/[TESTREPS_10.K$6]" office:value-type="float" office:value="0.546875" calcext:value-type="float">
            <text:p>0.547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ercentageAreaCoveredVertical</text:p>
          </table:table-cell>
          <table:table-cell table:style-name="ce4" table:formula="of:=([TESTREPS_10.C10]*[TESTREPS_10.C$16])/[TESTREPS_10.C$7]" office:value-type="float" office:value="0.972222222222222" calcext:value-type="float">
            <text:p>0.972</text:p>
          </table:table-cell>
          <table:table-cell table:style-name="ce4" table:formula="of:=([TESTREPS_10.D10]*[TESTREPS_10.D$16])/[TESTREPS_10.D$7]" office:value-type="float" office:value="0.972222222222222" calcext:value-type="float">
            <text:p>0.972</text:p>
          </table:table-cell>
          <table:table-cell table:style-name="ce4" table:formula="of:=([TESTREPS_10.E10]*[TESTREPS_10.E$16])/[TESTREPS_10.E$7]" office:value-type="float" office:value="0.833333333333333" calcext:value-type="float">
            <text:p>0.833</text:p>
          </table:table-cell>
          <table:table-cell table:style-name="ce4" table:formula="of:=([TESTREPS_10.F10]*[TESTREPS_10.F$16])/[TESTREPS_10.F$7]" office:value-type="float" office:value="0.833333333333333" calcext:value-type="float">
            <text:p>0.833</text:p>
          </table:table-cell>
          <table:table-cell table:style-name="ce4" table:formula="of:=([TESTREPS_10.G10]*[TESTREPS_10.G$16])/[TESTREPS_10.G$7]" office:value-type="float" office:value="0.972222222222222" calcext:value-type="float">
            <text:p>0.972</text:p>
          </table:table-cell>
          <table:table-cell table:style-name="ce4" table:formula="of:=([TESTREPS_10.H10]*[TESTREPS_10.H$16])/[TESTREPS_10.H$7]" office:value-type="float" office:value="0.555555555555556" calcext:value-type="float">
            <text:p>0.556</text:p>
          </table:table-cell>
          <table:table-cell table:style-name="ce4" table:formula="of:=([TESTREPS_10.I10]*[TESTREPS_10.I$16])/[TESTREPS_10.I$7]" office:value-type="float" office:value="0.694444444444444" calcext:value-type="float">
            <text:p>0.694</text:p>
          </table:table-cell>
          <table:table-cell table:style-name="ce4" table:formula="of:=([TESTREPS_10.J10]*[TESTREPS_10.J$16])/[TESTREPS_10.J$7]" office:value-type="float" office:value="0.833333333333333" calcext:value-type="float">
            <text:p>0.833</text:p>
          </table:table-cell>
          <table:table-cell table:style-name="ce4" table:formula="of:=([TESTREPS_10.K10]*[TESTREPS_10.K$16])/[TESTREPS_10.K$7]" office:value-type="float" office:value="0.972222222222222" calcext:value-type="float">
            <text:p>0.972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reaCovered</text:p>
          </table:table-cell>
          <table:table-cell table:style-name="ce7" table:formula="of:=(SUM([TESTREPS_10.C12]+[TESTREPS_10.C13])/2)" office:value-type="float" office:value="0.974392361111111" calcext:value-type="float">
            <text:p>0.97</text:p>
          </table:table-cell>
          <table:table-cell table:style-name="ce7" table:formula="of:=(SUM([TESTREPS_10.D12]+[TESTREPS_10.D13])/2)" office:value-type="float" office:value="0.954861111111111" calcext:value-type="float">
            <text:p>0.95</text:p>
          </table:table-cell>
          <table:table-cell table:style-name="ce7" table:formula="of:=(SUM([TESTREPS_10.E12]+[TESTREPS_10.E13])/2)" office:value-type="float" office:value="0.885416666666667" calcext:value-type="float">
            <text:p>0.89</text:p>
          </table:table-cell>
          <table:table-cell table:style-name="ce7" table:formula="of:=(SUM([TESTREPS_10.F12]+[TESTREPS_10.F13])/2)" office:value-type="float" office:value="0.885416666666667" calcext:value-type="float">
            <text:p>0.89</text:p>
          </table:table-cell>
          <table:table-cell table:style-name="ce7" table:formula="of:=(SUM([TESTREPS_10.G12]+[TESTREPS_10.G13])/2)" office:value-type="float" office:value="0.896267361111111" calcext:value-type="float">
            <text:p>0.90</text:p>
          </table:table-cell>
          <table:table-cell table:style-name="ce7" table:formula="of:=(SUM([TESTREPS_10.H12]+[TESTREPS_10.H13])/2)" office:value-type="float" office:value="0.746527777777778" calcext:value-type="float">
            <text:p>0.75</text:p>
          </table:table-cell>
          <table:table-cell table:style-name="ce7" table:formula="of:=(SUM([TESTREPS_10.I12]+[TESTREPS_10.I13])/2)" office:value-type="float" office:value="0.737847222222222" calcext:value-type="float">
            <text:p>0.74</text:p>
          </table:table-cell>
          <table:table-cell table:style-name="ce7" table:formula="of:=(SUM([TESTREPS_10.J12]+[TESTREPS_10.J13])/2)" office:value-type="float" office:value="0.885416666666667" calcext:value-type="float">
            <text:p>0.89</text:p>
          </table:table-cell>
          <table:table-cell table:style-name="ce7" table:formula="of:=(SUM([TESTREPS_10.K12]+[TESTREPS_10.K13])/2)" office:value-type="float" office:value="0.759548611111111" calcext:value-type="float">
            <text:p>0.76</text:p>
          </table:table-cell>
          <table:table-cell table:number-columns-repeated="2"/>
          <table:table-cell table:style-name="ce8"/>
        </table:table-row>
        <table:table-row table:style-name="ro1">
          <table:table-cell table:number-columns-repeated="2"/>
          <table:table-cell table:style-name="ce6" table:number-columns-repeated="8"/>
          <table:table-cell table:number-columns-repeated="4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style-name="ce1"/>
        </table:table-row>
        <table:table-row table:style-name="ro1" table:visibility="collapse">
          <table:table-cell/>
          <table:table-cell office:value-type="string" calcext:value-type="string">
            <text:p>micro FScore</text:p>
          </table:table-cell>
          <table:table-cell office:value-type="float" office:value="0.246476" calcext:value-type="float">
            <text:p>0.246476</text:p>
          </table:table-cell>
          <table:table-cell office:value-type="float" office:value="0.348915" calcext:value-type="float">
            <text:p>0.348915</text:p>
          </table:table-cell>
          <table:table-cell office:value-type="float" office:value="0.50463" calcext:value-type="float">
            <text:p>0.50463</text:p>
          </table:table-cell>
          <table:table-cell office:value-type="float" office:value="0.516579" calcext:value-type="float">
            <text:p>0.516579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71329" calcext:value-type="float">
            <text:p>0.671329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243389" calcext:value-type="float">
            <text:p>0.243389</text:p>
          </table:table-cell>
          <table:table-cell office:value-type="float" office:value="0.339596" calcext:value-type="float">
            <text:p>0.339596</text:p>
          </table:table-cell>
          <table:table-cell office:value-type="float" office:value="0.493056" calcext:value-type="float">
            <text:p>0.493056</text:p>
          </table:table-cell>
          <table:table-cell office:value-type="float" office:value="0.515779" calcext:value-type="float">
            <text:p>0.515779</text:p>
          </table:table-cell>
          <table:table-cell office:value-type="float" office:value="0.619819" calcext:value-type="float">
            <text:p>0.619819</text:p>
          </table:table-cell>
          <table:table-cell office:value-type="float" office:value="0.734688" calcext:value-type="float">
            <text:p>0.734688</text:p>
          </table:table-cell>
          <table:table-cell office:value-type="float" office:value="0.691637" calcext:value-type="float">
            <text:p>0.691637</text:p>
          </table:table-cell>
          <table:table-cell office:value-type="float" office:value="0.722924" calcext:value-type="float">
            <text:p>0.722924</text:p>
          </table:table-cell>
          <table:table-cell office:value-type="float" office:value="0.773543" calcext:value-type="float">
            <text:p>0.773543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469" calcext:value-type="float">
            <text:p>469</text:p>
          </table:table-cell>
          <table:table-cell office:value-type="float" office:value="173" calcext:value-type="float">
            <text:p>173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454" calcext:value-type="float">
            <text:p>2454</text:p>
          </table:table-cell>
          <table:table-cell office:value-type="float" office:value="499" calcext:value-type="float">
            <text:p>499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764" calcext:value-type="float">
            <text:p>7764</text:p>
          </table:table-cell>
          <table:table-cell office:value-type="float" office:value="1968" calcext:value-type="float">
            <text:p>1968</text:p>
          </table:table-cell>
          <table:table-cell office:value-type="float" office:value="460" calcext:value-type="float">
            <text:p>460</text:p>
          </table:table-cell>
          <table:table-cell office:value-type="float" office:value="184" calcext:value-type="float">
            <text:p>184</text:p>
          </table:table-cell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631" calcext:value-type="float">
            <text:p>1631</text:p>
          </table:table-cell>
          <table:table-cell office:value-type="float" office:value="331" calcext:value-type="float">
            <text:p>331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418" calcext:value-type="float">
            <text:p>418</text:p>
          </table:table-cell>
          <table:table-cell office:value-type="float" office:value="160" calcext:value-type="float">
            <text:p>160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057" calcext:value-type="float">
            <text:p>1057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168" calcext:value-type="float">
            <text:p>9168</text:p>
          </table:table-cell>
          <table:table-cell office:value-type="float" office:value="2180" calcext:value-type="float">
            <text:p>2180</text:p>
          </table:table-cell>
          <table:table-cell office:value-type="float" office:value="493" calcext:value-type="float">
            <text:p>493</text:p>
          </table:table-cell>
          <table:table-cell office:value-type="float" office:value="213" calcext:value-type="float">
            <text:p>213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682" calcext:value-type="float">
            <text:p>1682</text:p>
          </table:table-cell>
          <table:table-cell office:value-type="float" office:value="344" calcext:value-type="float">
            <text:p>344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91" calcext:value-type="float">
            <text:p>191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950" calcext:value-type="float">
            <text:p>950</text:p>
          </table:table-cell>
          <table:table-cell office:value-type="float" office:value="193" calcext:value-type="float">
            <text:p>193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392" calcext:value-type="float">
            <text:p>9392</text:p>
          </table:table-cell>
          <table:table-cell office:value-type="float" office:value="2292" calcext:value-type="float">
            <text:p>2292</text:p>
          </table:table-cell>
          <table:table-cell office:value-type="float" office:value="494" calcext:value-type="float">
            <text:p>494</text:p>
          </table:table-cell>
          <table:table-cell office:value-type="float" office:value="219" calcext:value-type="float">
            <text:p>219</text:p>
          </table:table-cell>
          <table:table-cell office:value-type="float" office:value="173" calcext:value-type="float">
            <text:p>173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909" calcext:value-type="float">
            <text:p>1909</text:p>
          </table:table-cell>
          <table:table-cell office:value-type="float" office:value="446" calcext:value-type="float">
            <text:p>44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33" calcext:value-type="float">
            <text:p>333</text:p>
          </table:table-cell>
          <table:table-cell office:value-type="float" office:value="177" calcext:value-type="float">
            <text:p>177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55" calcext:value-type="float">
            <text:p>555</text:p>
          </table:table-cell>
          <table:table-cell office:value-type="float" office:value="228" calcext:value-type="float">
            <text:p>22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688" calcext:value-type="float">
            <text:p>9688</text:p>
          </table:table-cell>
          <table:table-cell office:value-type="float" office:value="2244" calcext:value-type="float">
            <text:p>2244</text:p>
          </table:table-cell>
          <table:table-cell office:value-type="float" office:value="492" calcext:value-type="float">
            <text:p>492</text:p>
          </table:table-cell>
          <table:table-cell office:value-type="float" office:value="219" calcext:value-type="float">
            <text:p>219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67" calcext:value-type="float">
            <text:p>1767</text:p>
          </table:table-cell>
          <table:table-cell office:value-type="float" office:value="327" calcext:value-type="float">
            <text:p>327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97" calcext:value-type="float">
            <text:p>29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528" calcext:value-type="float">
            <text:p>1528</text:p>
          </table:table-cell>
          <table:table-cell office:value-type="float" office:value="396" calcext:value-type="float">
            <text:p>396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607" calcext:value-type="float">
            <text:p>3607</text:p>
          </table:table-cell>
          <table:table-cell office:value-type="float" office:value="507" calcext:value-type="float">
            <text:p>50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6626" calcext:value-type="float">
            <text:p>6626</text:p>
          </table:table-cell>
          <table:table-cell office:value-type="float" office:value="1964" calcext:value-type="float">
            <text:p>1964</text:p>
          </table:table-cell>
          <table:table-cell office:value-type="float" office:value="498" calcext:value-type="float">
            <text:p>498</text:p>
          </table:table-cell>
          <table:table-cell office:value-type="float" office:value="234" calcext:value-type="float">
            <text:p>234</text:p>
          </table:table-cell>
          <table:table-cell office:value-type="float" office:value="175" calcext:value-type="float">
            <text:p>175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72" calcext:value-type="float">
            <text:p>5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611" calcext:value-type="float">
            <text:p>611</text:p>
          </table:table-cell>
          <table:table-cell office:value-type="float" office:value="209" calcext:value-type="float">
            <text:p>209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643" calcext:value-type="float">
            <text:p>9643</text:p>
          </table:table-cell>
          <table:table-cell office:value-type="float" office:value="2261" calcext:value-type="float">
            <text:p>2261</text:p>
          </table:table-cell>
          <table:table-cell office:value-type="float" office:value="482" calcext:value-type="float">
            <text:p>482</text:p>
          </table:table-cell>
          <table:table-cell office:value-type="float" office:value="219" calcext:value-type="float">
            <text:p>219</text:p>
          </table:table-cell>
          <table:table-cell office:value-type="float" office:value="151" calcext:value-type="float">
            <text:p>151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970" calcext:value-type="float">
            <text:p>1970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60452" calcext:value-type="float">
            <text:p>0.160452</text:p>
          </table:table-cell>
          <table:table-cell office:value-type="float" office:value="0.25744" calcext:value-type="float">
            <text:p>0.25744</text:p>
          </table:table-cell>
          <table:table-cell office:value-type="float" office:value="0.42029" calcext:value-type="float">
            <text:p>0.42029</text:p>
          </table:table-cell>
          <table:table-cell office:value-type="float" office:value="0.353659" calcext:value-type="float">
            <text:p>0.353659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75" calcext:value-type="float">
            <text:p>0.75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625" calcext:value-type="float">
            <text:p>0.6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8339" calcext:value-type="float">
            <text:p>0.28339</text:p>
          </table:table-cell>
          <table:table-cell office:value-type="float" office:value="0.359551" calcext:value-type="float">
            <text:p>0.359551</text:p>
          </table:table-cell>
          <table:table-cell office:value-type="float" office:value="0.591304" calcext:value-type="float">
            <text:p>0.591304</text:p>
          </table:table-cell>
          <table:table-cell office:value-type="float" office:value="0.586207" calcext:value-type="float">
            <text:p>0.58620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3913" calcext:value-type="float">
            <text:p>0.73913</text:p>
          </table:table-cell>
          <table:table-cell office:value-type="float" office:value="0.6" calcext:value-type="float">
            <text:p>0.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167397" calcext:value-type="float">
            <text:p>0.167397</text:p>
          </table:table-cell>
          <table:table-cell office:value-type="float" office:value="0.231076" calcext:value-type="float">
            <text:p>0.231076</text:p>
          </table:table-cell>
          <table:table-cell office:value-type="float" office:value="0.369863" calcext:value-type="float">
            <text:p>0.369863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75" calcext:value-type="float">
            <text:p>0.375</text:p>
          </table:table-cell>
          <table:table-cell office:value-type="float" office:value="0.437037" calcext:value-type="float">
            <text:p>0.437037</text:p>
          </table:table-cell>
          <table:table-cell office:value-type="float" office:value="0.494737" calcext:value-type="float">
            <text:p>0.494737</text:p>
          </table:table-cell>
          <table:table-cell office:value-type="float" office:value="0.512195" calcext:value-type="float">
            <text:p>0.512195</text:p>
          </table:table-cell>
          <table:table-cell office:value-type="float" office:value="0.675676" calcext:value-type="float">
            <text:p>0.675676</text:p>
          </table:table-cell>
          <table:table-cell office:value-type="float" office:value="0.647059" calcext:value-type="float">
            <text:p>0.647059</text:p>
          </table:table-cell>
          <table:table-cell office:value-type="float" office:value="0.857143" calcext:value-type="float">
            <text:p>0.8571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297566" calcext:value-type="float">
            <text:p>0.297566</text:p>
          </table:table-cell>
          <table:table-cell office:value-type="float" office:value="0.438538" calcext:value-type="float">
            <text:p>0.438538</text:p>
          </table:table-cell>
          <table:table-cell office:value-type="float" office:value="0.706294" calcext:value-type="float">
            <text:p>0.706294</text:p>
          </table:table-cell>
          <table:table-cell office:value-type="float" office:value="0.931818" calcext:value-type="float">
            <text:p>0.931818</text:p>
          </table:table-cell>
          <table:table-cell office:value-type="float" office:value="0.918919" calcext:value-type="float">
            <text:p>0.918919</text:p>
          </table:table-cell>
          <table:table-cell office:value-type="float" office:value="0.944444" calcext:value-type="float">
            <text:p>0.944444</text:p>
          </table:table-cell>
          <table:table-cell table:number-columns-repeated="2" office:value-type="float" office:value="0.916667" calcext:value-type="float">
            <text:p>0.9166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75439" calcext:value-type="float">
            <text:p>0.175439</text:p>
          </table:table-cell>
          <table:table-cell office:value-type="float" office:value="0.27931" calcext:value-type="float">
            <text:p>0.27931</text:p>
          </table:table-cell>
          <table:table-cell office:value-type="float" office:value="0.309524" calcext:value-type="float">
            <text:p>0.309524</text:p>
          </table:table-cell>
          <table:table-cell office:value-type="float" office:value="0.25" calcext:value-type="float">
            <text:p>0.25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52" calcext:value-type="float">
            <text:p>0.5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23333" calcext:value-type="float">
            <text:p>0.223333</text:p>
          </table:table-cell>
          <table:table-cell office:value-type="float" office:value="0.343254" calcext:value-type="float">
            <text:p>0.343254</text:p>
          </table:table-cell>
          <table:table-cell office:value-type="float" office:value="0.537037" calcext:value-type="float">
            <text:p>0.537037</text:p>
          </table:table-cell>
          <table:table-cell office:value-type="float" office:value="0.604167" calcext:value-type="float">
            <text:p>0.6041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33333" calcext:value-type="float">
            <text:p>0.8333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99048" calcext:value-type="float">
            <text:p>0.199048</text:p>
          </table:table-cell>
          <table:table-cell office:value-type="float" office:value="0.31746" calcext:value-type="float">
            <text:p>0.31746</text:p>
          </table:table-cell>
          <table:table-cell office:value-type="float" office:value="0.62963" calcext:value-type="float">
            <text:p>0.62963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44444" calcext:value-type="float">
            <text:p>0.9444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0909524" calcext:value-type="float">
            <text:p>0.0909524</text:p>
          </table:table-cell>
          <table:table-cell office:value-type="float" office:value="0.115079" calcext:value-type="float">
            <text:p>0.115079</text:p>
          </table:table-cell>
          <table:table-cell office:value-type="float" office:value="0.25" calcext:value-type="float">
            <text:p>0.25</text:p>
          </table:table-cell>
          <table:table-cell office:value-type="float" office:value="0.354167" calcext:value-type="float">
            <text:p>0.354167</text:p>
          </table:table-cell>
          <table:table-cell office:value-type="float" office:value="0.138889" calcext:value-type="float">
            <text:p>0.138889</text:p>
          </table:table-cell>
          <table:table-cell office:value-type="float" office:value="0.333333" calcext:value-type="float">
            <text:p>0.33333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58571" calcext:value-type="float">
            <text:p>0.158571</text:p>
          </table:table-cell>
          <table:table-cell office:value-type="float" office:value="0.35119" calcext:value-type="float">
            <text:p>0.35119</text:p>
          </table:table-cell>
          <table:table-cell office:value-type="float" office:value="0.435185" calcext:value-type="float">
            <text:p>0.43518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" calcext:value-type="float">
            <text:p>0.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727619" calcext:value-type="float">
            <text:p>0.727619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935185" calcext:value-type="float">
            <text:p>0.935185</text:p>
          </table:table-cell>
          <table:table-cell office:value-type="float" office:value="0.854167" calcext:value-type="float">
            <text:p>0.854167</text:p>
          </table:table-cell>
          <table:table-cell table:number-columns-repeated="2" office:value-type="float" office:value="0.944444" calcext:value-type="float">
            <text:p>0.944444</text:p>
          </table:table-cell>
          <table:table-cell table:number-columns-repeated="2" office:value-type="float" office:value="0.916667" calcext:value-type="float">
            <text:p>0.9166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619048" calcext:value-type="float">
            <text:p>0.0619048</text:p>
          </table:table-cell>
          <table:table-cell office:value-type="float" office:value="0.160714" calcext:value-type="float">
            <text:p>0.160714</text:p>
          </table:table-cell>
          <table:table-cell office:value-type="float" office:value="0.240741" calcext:value-type="float">
            <text:p>0.240741</text:p>
          </table:table-cell>
          <table:table-cell office:value-type="float" office:value="0.125" calcext:value-type="float">
            <text:p>0.12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583333" calcext:value-type="float">
            <text:p>0.583333</text:p>
          </table:table-cell>
          <table:table-cell table:number-columns-repeated="2" office:value-type="float" office:value="0.333333" calcext:value-type="float">
            <text:p>0.33333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2" office:value-type="string" calcext:value-type="string" table:number-columns-spanned="1" table:number-rows-spanned="6">
            <text:p>FScore</text:p>
          </table:table-cell>
          <table:table-cell office:value-type="string" calcext:value-type="string">
            <text:p>Grass</text:p>
          </table:table-cell>
          <table:table-cell office:value-type="float" office:value="0.186741" calcext:value-type="float">
            <text:p>0.186741</text:p>
          </table:table-cell>
          <table:table-cell office:value-type="float" office:value="0.294218" calcext:value-type="float">
            <text:p>0.294218</text:p>
          </table:table-cell>
          <table:table-cell office:value-type="float" office:value="0.471545" calcext:value-type="float">
            <text:p>0.471545</text:p>
          </table:table-cell>
          <table:table-cell office:value-type="float" office:value="0.446154" calcext:value-type="float">
            <text:p>0.446154</text:p>
          </table:table-cell>
          <table:table-cell office:value-type="float" office:value="0.64" calcext:value-type="float">
            <text:p>0.64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714286" calcext:value-type="float">
            <text:p>0.714286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Hedge</text:p>
          </table:table-cell>
          <table:table-cell office:value-type="float" office:value="0.233846" calcext:value-type="float">
            <text:p>0.233846</text:p>
          </table:table-cell>
          <table:table-cell office:value-type="float" office:value="0.337197" calcext:value-type="float">
            <text:p>0.337197</text:p>
          </table:table-cell>
          <table:table-cell office:value-type="float" office:value="0.609865" calcext:value-type="float">
            <text:p>0.609865</text:p>
          </table:table-cell>
          <table:table-cell office:value-type="float" office:value="0.641509" calcext:value-type="float">
            <text:p>0.641509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829268" calcext:value-type="float">
            <text:p>0.829268</text:p>
          </table:table-cell>
          <table:table-cell office:value-type="float" office:value="0.75" calcext:value-type="float">
            <text:p>0.75</text:p>
          </table:table-cell>
          <table:table-cell office:value-type="float" office:value="0.648649" calcext:value-type="float">
            <text:p>0.648649</text:p>
          </table:table-cell>
          <table:table-cell office:value-type="float" office:value="0.625" calcext:value-type="float">
            <text:p>0.625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RectPaving</text:p>
          </table:table-cell>
          <table:table-cell office:value-type="float" office:value="0.117865" calcext:value-type="float">
            <text:p>0.117865</text:p>
          </table:table-cell>
          <table:table-cell office:value-type="float" office:value="0.153642" calcext:value-type="float">
            <text:p>0.153642</text:p>
          </table:table-cell>
          <table:table-cell office:value-type="float" office:value="0.298343" calcext:value-type="float">
            <text:p>0.298343</text:p>
          </table:table-cell>
          <table:table-cell office:value-type="float" office:value="0.404762" calcext:value-type="float">
            <text:p>0.404762</text:p>
          </table:table-cell>
          <table:table-cell office:value-type="float" office:value="0.212766" calcext:value-type="float">
            <text:p>0.212766</text:p>
          </table:table-cell>
          <table:table-cell office:value-type="float" office:value="0.48" calcext:value-type="float">
            <text:p>0.48</text:p>
          </table:table-cell>
          <table:table-cell office:value-type="float" office:value="0.6" calcext:value-type="float">
            <text:p>0.6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666667" calcext:value-type="float">
            <text:p>0.666667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mallBlocks</text:p>
          </table:table-cell>
          <table:table-cell office:value-type="float" office:value="0.222892" calcext:value-type="float">
            <text:p>0.222892</text:p>
          </table:table-cell>
          <table:table-cell office:value-type="float" office:value="0.389439" calcext:value-type="float">
            <text:p>0.389439</text:p>
          </table:table-cell>
          <table:table-cell office:value-type="float" office:value="0.463054" calcext:value-type="float">
            <text:p>0.463054</text:p>
          </table:table-cell>
          <table:table-cell office:value-type="float" office:value="0.47191" calcext:value-type="float">
            <text:p>0.47191</text:p>
          </table:table-cell>
          <table:table-cell office:value-type="float" office:value="0.684932" calcext:value-type="float">
            <text:p>0.684932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736842" calcext:value-type="float">
            <text:p>0.7368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armac</text:p>
          </table:table-cell>
          <table:table-cell office:value-type="float" office:value="0.422391" calcext:value-type="float">
            <text:p>0.422391</text:p>
          </table:table-cell>
          <table:table-cell office:value-type="float" office:value="0.5629" calcext:value-type="float">
            <text:p>0.5629</text:p>
          </table:table-cell>
          <table:table-cell office:value-type="float" office:value="0.804781" calcext:value-type="float">
            <text:p>0.804781</text:p>
          </table:table-cell>
          <table:table-cell office:value-type="float" office:value="0.891304" calcext:value-type="float">
            <text:p>0.891304</text:p>
          </table:table-cell>
          <table:table-cell office:value-type="float" office:value="0.931507" calcext:value-type="float">
            <text:p>0.931507</text:p>
          </table:table-cell>
          <table:table-cell office:value-type="float" office:value="0.944444" calcext:value-type="float">
            <text:p>0.944444</text:p>
          </table:table-cell>
          <table:table-cell table:number-columns-repeated="2" office:value-type="float" office:value="0.916667" calcext:value-type="float">
            <text:p>0.9166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unevenBricks</text:p>
          </table:table-cell>
          <table:table-cell office:value-type="float" office:value="0.0915171" calcext:value-type="float">
            <text:p>0.0915171</text:p>
          </table:table-cell>
          <table:table-cell office:value-type="float" office:value="0.20403" calcext:value-type="float">
            <text:p>0.20403</text:p>
          </table:table-cell>
          <table:table-cell office:value-type="float" office:value="0.270833" calcext:value-type="float">
            <text:p>0.2708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604651" calcext:value-type="float">
            <text:p>0.604651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444444" calcext:value-type="float">
            <text:p>0.444444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office:value-type="float" office:value="45846" calcext:value-type="float">
            <text:p>45846</text:p>
          </table:table-cell>
          <table:table-cell office:value-type="float" office:value="43645" calcext:value-type="float">
            <text:p>43645</text:p>
          </table:table-cell>
          <table:table-cell office:value-type="float" office:value="40009" calcext:value-type="float">
            <text:p>40009</text:p>
          </table:table-cell>
          <table:table-cell office:value-type="float" office:value="39145" calcext:value-type="float">
            <text:p>39145</text:p>
          </table:table-cell>
          <table:table-cell office:value-type="float" office:value="39443" calcext:value-type="float">
            <text:p>39443</text:p>
          </table:table-cell>
          <table:table-cell office:value-type="float" office:value="27358" calcext:value-type="float">
            <text:p>27358</text:p>
          </table:table-cell>
          <table:table-cell office:value-type="float" office:value="28680" calcext:value-type="float">
            <text:p>28680</text:p>
          </table:table-cell>
          <table:table-cell office:value-type="float" office:value="39695" calcext:value-type="float">
            <text:p>39695</text:p>
          </table:table-cell>
          <table:table-cell office:value-type="float" office:value="27909" calcext:value-type="float">
            <text:p>279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office:value-type="float" office:value="50575" calcext:value-type="float">
            <text:p>50575</text:p>
          </table:table-cell>
          <table:table-cell office:value-type="float" office:value="42075" calcext:value-type="float">
            <text:p>42075</text:p>
          </table:table-cell>
          <table:table-cell office:value-type="float" office:value="37908" calcext:value-type="float">
            <text:p>37908</text:p>
          </table:table-cell>
          <table:table-cell office:value-type="float" office:value="38604" calcext:value-type="float">
            <text:p>38604</text:p>
          </table:table-cell>
          <table:table-cell office:value-type="float" office:value="38020" calcext:value-type="float">
            <text:p>38020</text:p>
          </table:table-cell>
          <table:table-cell office:value-type="float" office:value="26582" calcext:value-type="float">
            <text:p>26582</text:p>
          </table:table-cell>
          <table:table-cell office:value-type="float" office:value="27462" calcext:value-type="float">
            <text:p>27462</text:p>
          </table:table-cell>
          <table:table-cell office:value-type="float" office:value="37929" calcext:value-type="float">
            <text:p>37929</text:p>
          </table:table-cell>
          <table:table-cell office:value-type="float" office:value="27362" calcext:value-type="float">
            <text:p>273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office:value-type="float" office:value="214443" calcext:value-type="float">
            <text:p>214443</text:p>
          </table:table-cell>
          <table:table-cell office:value-type="float" office:value="205010" calcext:value-type="float">
            <text:p>205010</text:p>
          </table:table-cell>
          <table:table-cell office:value-type="float" office:value="187188" calcext:value-type="float">
            <text:p>187188</text:p>
          </table:table-cell>
          <table:table-cell office:value-type="float" office:value="190232" calcext:value-type="float">
            <text:p>190232</text:p>
          </table:table-cell>
          <table:table-cell office:value-type="float" office:value="196509" calcext:value-type="float">
            <text:p>196509</text:p>
          </table:table-cell>
          <table:table-cell office:value-type="float" office:value="131874" calcext:value-type="float">
            <text:p>131874</text:p>
          </table:table-cell>
          <table:table-cell office:value-type="float" office:value="136972" calcext:value-type="float">
            <text:p>136972</text:p>
          </table:table-cell>
          <table:table-cell office:value-type="float" office:value="195298" calcext:value-type="float">
            <text:p>195298</text:p>
          </table:table-cell>
          <table:table-cell office:value-type="float" office:value="135665" calcext:value-type="float">
            <text:p>1356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10864" calcext:value-type="float">
            <text:p>310864</text:p>
          </table:table-cell>
          <table:table-cell office:value-type="float" office:value="290730" calcext:value-type="float">
            <text:p>290730</text:p>
          </table:table-cell>
          <table:table-cell office:value-type="float" office:value="265105" calcext:value-type="float">
            <text:p>265105</text:p>
          </table:table-cell>
          <table:table-cell office:value-type="float" office:value="267981" calcext:value-type="float">
            <text:p>267981</text:p>
          </table:table-cell>
          <table:table-cell office:value-type="float" office:value="273972" calcext:value-type="float">
            <text:p>273972</text:p>
          </table:table-cell>
          <table:table-cell office:value-type="float" office:value="185814" calcext:value-type="float">
            <text:p>185814</text:p>
          </table:table-cell>
          <table:table-cell office:value-type="float" office:value="193114" calcext:value-type="float">
            <text:p>193114</text:p>
          </table:table-cell>
          <table:table-cell office:value-type="float" office:value="272922" calcext:value-type="float">
            <text:p>272922</text:p>
          </table:table-cell>
          <table:table-cell office:value-type="float" office:value="190936" calcext:value-type="float">
            <text:p>190936</text:p>
          </table:table-cell>
          <table:table-cell table:number-columns-repeated="3"/>
        </table:table-row>
        <table:table-row table:style-name="ro1" table:number-rows-repeated="104849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ESTREPEATS_ALL" table:style-name="ta1">
        <table:shapes>
          <draw:frame draw:z-index="0" draw:style-name="gr1" draw:text-style-name="P1" svg:width="453.51pt" svg:height="255.09pt" svg:x="308.92pt" svg:y="202.14pt">
            <draw:object draw:notify-on-update-of-ranges="TESTREPEATS_ALL.C4:TESTREPEATS_ALL.L4 TESTREPEATS_ALL.B5:TESTREPEATS_ALL.B5 TESTREPEATS_ALL.C5:TESTREPEATS_ALL.L5 TESTREPEATS_ALL.B7:TESTREPEATS_ALL.B7 TESTREPEATS_ALL.C7:TESTREPEATS_ALL.L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1"/>
        <table:table-column table:style-name="co1" table:number-columns-repeated="12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umofTESTIMGS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Repea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9" table:formula="of:=[TESTREPEATS_ALL.$C$2]/([TESTREPEATS_ALL.C67]/1000)" office:value-type="float" office:value="1.41043723554302" calcext:value-type="float">
            <text:p>1.410</text:p>
          </table:table-cell>
          <table:table-cell table:style-name="ce9" table:formula="of:=[TESTREPEATS_ALL.$C$2]/([TESTREPEATS_ALL.D67]/1000)" office:value-type="float" office:value="0.758261895233481" calcext:value-type="float">
            <text:p>0.758</text:p>
          </table:table-cell>
          <table:table-cell table:style-name="ce9" table:formula="of:=[TESTREPEATS_ALL.$C$2]/([TESTREPEATS_ALL.E67]/1000)" office:value-type="float" office:value="0.535873771955939" calcext:value-type="float">
            <text:p>0.536</text:p>
          </table:table-cell>
          <table:table-cell table:style-name="ce9" table:formula="of:=[TESTREPEATS_ALL.$C$2]/([TESTREPEATS_ALL.F67]/1000)" office:value-type="float" office:value="0.395978617154674" calcext:value-type="float">
            <text:p>0.396</text:p>
          </table:table-cell>
          <table:table-cell table:style-name="ce9" table:formula="of:=[TESTREPEATS_ALL.$C$2]/([TESTREPEATS_ALL.G67]/1000)" office:value-type="float" office:value="0.327630141973062" calcext:value-type="float">
            <text:p>0.328</text:p>
          </table:table-cell>
          <table:table-cell table:style-name="ce9" table:formula="of:=[TESTREPEATS_ALL.$C$2]/([TESTREPEATS_ALL.H67]/1000)" office:value-type="float" office:value="0.268959797981307" calcext:value-type="float">
            <text:p>0.269</text:p>
          </table:table-cell>
          <table:table-cell table:style-name="ce9" table:formula="of:=[TESTREPEATS_ALL.$C$2]/([TESTREPEATS_ALL.I67]/1000)" office:value-type="float" office:value="0.240604719862588" calcext:value-type="float">
            <text:p>0.241</text:p>
          </table:table-cell>
          <table:table-cell table:style-name="ce9" table:formula="of:=[TESTREPEATS_ALL.$C$2]/([TESTREPEATS_ALL.J67]/1000)" office:value-type="float" office:value="0.203441552937187" calcext:value-type="float">
            <text:p>0.203</text:p>
          </table:table-cell>
          <table:table-cell table:style-name="ce9" table:formula="of:=[TESTREPEATS_ALL.$C$2]/([TESTREPEATS_ALL.K67]/1000)" office:value-type="float" office:value="0.192522634779214" calcext:value-type="float">
            <text:p>0.193</text:p>
          </table:table-cell>
          <table:table-cell table:style-name="ce9" table:formula="of:=[TESTREPEATS_ALL.$C$2]/([TESTREPEATS_ALL.L67]/1000)" office:value-type="float" office:value="0.16253555465258" calcext:value-type="float">
            <text:p>0.163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table:style-name="ce9" office:value-type="float" office:value="0.523148" calcext:value-type="float">
            <text:p>0.523</text:p>
          </table:table-cell>
          <table:table-cell table:style-name="ce9" office:value-type="float" office:value="0.552204" calcext:value-type="float">
            <text:p>0.552</text:p>
          </table:table-cell>
          <table:table-cell table:style-name="ce9" office:value-type="float" office:value="0.603248" calcext:value-type="float">
            <text:p>0.603</text:p>
          </table:table-cell>
          <table:table-cell table:style-name="ce9" office:value-type="float" office:value="0.581395" calcext:value-type="float">
            <text:p>0.581</text:p>
          </table:table-cell>
          <table:table-cell table:style-name="ce9" office:value-type="float" office:value="0.62181" calcext:value-type="float">
            <text:p>0.622</text:p>
          </table:table-cell>
          <table:table-cell table:style-name="ce9" office:value-type="float" office:value="0.638889" calcext:value-type="float">
            <text:p>0.639</text:p>
          </table:table-cell>
          <table:table-cell table:style-name="ce9" office:value-type="float" office:value="0.6" calcext:value-type="float">
            <text:p>0.600</text:p>
          </table:table-cell>
          <table:table-cell table:style-name="ce9" office:value-type="float" office:value="0.677494" calcext:value-type="float">
            <text:p>0.677</text:p>
          </table:table-cell>
          <table:table-cell table:style-name="ce9" office:value-type="float" office:value="0.643519" calcext:value-type="float">
            <text:p>0.644</text:p>
          </table:table-cell>
          <table:table-cell table:style-name="ce9" office:value-type="float" office:value="0.634259" calcext:value-type="float">
            <text:p>0.6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style-name="ce9" office:value-type="float" office:value="0.532473" calcext:value-type="float">
            <text:p>0.532</text:p>
          </table:table-cell>
          <table:table-cell table:style-name="ce9" office:value-type="float" office:value="0.555969" calcext:value-type="float">
            <text:p>0.556</text:p>
          </table:table-cell>
          <table:table-cell table:style-name="ce9" office:value-type="float" office:value="0.617001" calcext:value-type="float">
            <text:p>0.617</text:p>
          </table:table-cell>
          <table:table-cell table:style-name="ce9" office:value-type="float" office:value="0.59778" calcext:value-type="float">
            <text:p>0.598</text:p>
          </table:table-cell>
          <table:table-cell table:style-name="ce9" office:value-type="float" office:value="0.633774" calcext:value-type="float">
            <text:p>0.634</text:p>
          </table:table-cell>
          <table:table-cell table:style-name="ce9" office:value-type="float" office:value="0.657286" calcext:value-type="float">
            <text:p>0.657</text:p>
          </table:table-cell>
          <table:table-cell table:style-name="ce9" office:value-type="float" office:value="0.613923" calcext:value-type="float">
            <text:p>0.614</text:p>
          </table:table-cell>
          <table:table-cell table:style-name="ce9" office:value-type="float" office:value="0.680752" calcext:value-type="float">
            <text:p>0.681</text:p>
          </table:table-cell>
          <table:table-cell table:style-name="ce9" office:value-type="float" office:value="0.651318" calcext:value-type="float">
            <text:p>0.651</text:p>
          </table:table-cell>
          <table:table-cell table:style-name="ce9" office:value-type="float" office:value="0.651715" calcext:value-type="float">
            <text:p>0.652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Hed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RectPav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SmallBlock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UnDefin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tarma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unevenBrick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48" calcext:value-type="float">
            <text:p>0.48</text:p>
          </table:table-cell>
          <table:table-cell office:value-type="float" office:value="0.431373" calcext:value-type="float">
            <text:p>0.431373</text:p>
          </table:table-cell>
          <table:table-cell office:value-type="float" office:value="0.519231" calcext:value-type="float">
            <text:p>0.519231</text:p>
          </table:table-cell>
          <table:table-cell office:value-type="float" office:value="0.5" calcext:value-type="float">
            <text:p>0.5</text:p>
          </table:table-cell>
          <table:table-cell office:value-type="float" office:value="0.419355" calcext:value-type="float">
            <text:p>0.4193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45098" calcext:value-type="float">
            <text:p>0.45098</text:p>
          </table:table-cell>
          <table:table-cell office:value-type="float" office:value="0.54902" calcext:value-type="float">
            <text:p>0.54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65" calcext:value-type="float">
            <text:p>0.65</text:p>
          </table:table-cell>
          <table:table-cell office:value-type="float" office:value="0.560976" calcext:value-type="float">
            <text:p>0.560976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9697" calcext:value-type="float">
            <text:p>0.69697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690476" calcext:value-type="float">
            <text:p>0.690476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648649" calcext:value-type="float">
            <text:p>0.6486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33333" calcext:value-type="float">
            <text:p>0.8333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6" calcext:value-type="float">
            <text:p>0.6</text:p>
          </table:table-cell>
          <table:table-cell office:value-type="float" office:value="0.625" calcext:value-type="float">
            <text:p>0.625</text:p>
          </table:table-cell>
          <table:table-cell office:value-type="float" office:value="0.560976" calcext:value-type="float">
            <text:p>0.560976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65" calcext:value-type="float">
            <text:p>0.6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658537" calcext:value-type="float">
            <text:p>0.6585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970588" calcext:value-type="float">
            <text:p>0.97058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70588" calcext:value-type="float">
            <text:p>0.970588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969697" calcext:value-type="float">
            <text:p>0.969697</text:p>
          </table:table-cell>
          <table:table-cell office:value-type="float" office:value="0.972222" calcext:value-type="float">
            <text:p>0.972222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41176" calcext:value-type="float">
            <text:p>0.9411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" calcext:value-type="float">
            <text:p>0.4</text:p>
          </table:table-cell>
          <table:table-cell office:value-type="float" office:value="0.323529" calcext:value-type="float">
            <text:p>0.323529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58974" calcext:value-type="float">
            <text:p>0.358974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" calcext:value-type="float">
            <text:p>0.4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448276" calcext:value-type="float">
            <text:p>0.448276</text:p>
          </table:table-cell>
          <table:table-cell office:value-type="float" office:value="0.390244" calcext:value-type="float">
            <text:p>0.3902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75" calcext:value-type="float">
            <text:p>0.7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777778" calcext:value-type="float">
            <text:p>0.7777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05556" calcext:value-type="float">
            <text:p>0.805556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222222" calcext:value-type="float">
            <text:p>0.222222</text:p>
          </table:table-cell>
          <table:table-cell table:number-columns-repeated="2" office:value-type="float" office:value="0.416667" calcext:value-type="float">
            <text:p>0.416667</text:p>
          </table:table-cell>
          <table:table-cell office:value-type="float" office:value="0.277778" calcext:value-type="float">
            <text:p>0.2777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75" calcext:value-type="float">
            <text:p>0.75</text:p>
          </table:table-cell>
          <table:table-cell office:value-type="float" office:value="0.722222" calcext:value-type="float">
            <text:p>0.722222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833333" calcext:value-type="float">
            <text:p>0.833333</text:p>
          </table:table-cell>
          <table:table-cell table:number-columns-repeated="3" office:value-type="float" office:value="0.916667" calcext:value-type="float">
            <text:p>0.916667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72222" calcext:value-type="float">
            <text:p>0.972222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888889" calcext:value-type="float">
            <text:p>0.8888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444444" calcext:value-type="float">
            <text:p>0.4444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408602" calcext:value-type="float">
            <text:p>0.408602</text:p>
          </table:table-cell>
          <table:table-cell office:value-type="float" office:value="0.520833" calcext:value-type="float">
            <text:p>0.520833</text:p>
          </table:table-cell>
          <table:table-cell office:value-type="float" office:value="0.55814" calcext:value-type="float">
            <text:p>0.55814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613636" calcext:value-type="float">
            <text:p>0.613636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530612" calcext:value-type="float">
            <text:p>0.530612</text:p>
          </table:table-cell>
          <table:table-cell office:value-type="float" office:value="0.657895" calcext:value-type="float">
            <text:p>0.657895</text:p>
          </table:table-cell>
          <table:table-cell office:value-type="float" office:value="0.528736" calcext:value-type="float">
            <text:p>0.528736</text:p>
          </table:table-cell>
          <table:table-cell office:value-type="float" office:value="0.643678" calcext:value-type="float">
            <text:p>0.6436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632911" calcext:value-type="float">
            <text:p>0.632911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597403" calcext:value-type="float">
            <text:p>0.597403</text:p>
          </table:table-cell>
          <table:table-cell office:value-type="float" office:value="0.617647" calcext:value-type="float">
            <text:p>0.61764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74359" calcext:value-type="float">
            <text:p>0.74359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657534" calcext:value-type="float">
            <text:p>0.6575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50877" calcext:value-type="float">
            <text:p>0.350877</text:p>
          </table:table-cell>
          <table:table-cell office:value-type="float" office:value="0.296296" calcext:value-type="float">
            <text:p>0.296296</text:p>
          </table:table-cell>
          <table:table-cell office:value-type="float" office:value="0.5" calcext:value-type="float">
            <text:p>0.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35714" calcext:value-type="float">
            <text:p>0.535714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535714" calcext:value-type="float">
            <text:p>0.535714</text:p>
          </table:table-cell>
          <table:table-cell office:value-type="float" office:value="0.416667" calcext:value-type="float">
            <text:p>0.4166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597403" calcext:value-type="float">
            <text:p>0.597403</text:p>
          </table:table-cell>
          <table:table-cell office:value-type="float" office:value="0.683544" calcext:value-type="float">
            <text:p>0.683544</text:p>
          </table:table-cell>
          <table:table-cell office:value-type="float" office:value="0.648649" calcext:value-type="float">
            <text:p>0.648649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683544" calcext:value-type="float">
            <text:p>0.68354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2" calcext:value-type="float">
            <text:p>0.72</text:p>
          </table:table-cell>
          <table:table-cell office:value-type="float" office:value="0.701299" calcext:value-type="float">
            <text:p>0.7012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69565" calcext:value-type="float">
            <text:p>0.86956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29577" calcext:value-type="float">
            <text:p>0.929577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927536" calcext:value-type="float">
            <text:p>0.927536</text:p>
          </table:table-cell>
          <table:table-cell office:value-type="float" office:value="0.972222" calcext:value-type="float">
            <text:p>0.972222</text:p>
          </table:table-cell>
          <table:table-cell office:value-type="float" office:value="0.957746" calcext:value-type="float">
            <text:p>0.957746</text:p>
          </table:table-cell>
          <table:table-cell office:value-type="float" office:value="0.914286" calcext:value-type="float">
            <text:p>0.9142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0.373333" calcext:value-type="float">
            <text:p>0.373333</text:p>
          </table:table-cell>
          <table:table-cell office:value-type="float" office:value="0.453333" calcext:value-type="float">
            <text:p>0.453333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450704" calcext:value-type="float">
            <text:p>0.450704</text:p>
          </table:table-cell>
          <table:table-cell office:value-type="float" office:value="0.4" calcext:value-type="float">
            <text:p>0.4</text:p>
          </table:table-cell>
          <table:table-cell office:value-type="float" office:value="0.415584" calcext:value-type="float">
            <text:p>0.415584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office:value-type="float" office:value="43585" calcext:value-type="float">
            <text:p>43585</text:p>
          </table:table-cell>
          <table:table-cell office:value-type="float" office:value="43748" calcext:value-type="float">
            <text:p>43748</text:p>
          </table:table-cell>
          <table:table-cell office:value-type="float" office:value="43263" calcext:value-type="float">
            <text:p>43263</text:p>
          </table:table-cell>
          <table:table-cell office:value-type="float" office:value="44089" calcext:value-type="float">
            <text:p>44089</text:p>
          </table:table-cell>
          <table:table-cell office:value-type="float" office:value="42711" calcext:value-type="float">
            <text:p>42711</text:p>
          </table:table-cell>
          <table:table-cell office:value-type="float" office:value="43759" calcext:value-type="float">
            <text:p>43759</text:p>
          </table:table-cell>
          <table:table-cell office:value-type="float" office:value="42232" calcext:value-type="float">
            <text:p>42232</text:p>
          </table:table-cell>
          <table:table-cell office:value-type="float" office:value="44051" calcext:value-type="float">
            <text:p>44051</text:p>
          </table:table-cell>
          <table:table-cell office:value-type="float" office:value="41145" calcext:value-type="float">
            <text:p>41145</text:p>
          </table:table-cell>
          <table:table-cell office:value-type="float" office:value="44124" calcext:value-type="float">
            <text:p>441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office:value-type="float" office:value="42491" calcext:value-type="float">
            <text:p>42491</text:p>
          </table:table-cell>
          <table:table-cell office:value-type="float" office:value="42507" calcext:value-type="float">
            <text:p>42507</text:p>
          </table:table-cell>
          <table:table-cell office:value-type="float" office:value="41686" calcext:value-type="float">
            <text:p>41686</text:p>
          </table:table-cell>
          <table:table-cell office:value-type="float" office:value="42404" calcext:value-type="float">
            <text:p>42404</text:p>
          </table:table-cell>
          <table:table-cell office:value-type="float" office:value="41161" calcext:value-type="float">
            <text:p>41161</text:p>
          </table:table-cell>
          <table:table-cell office:value-type="float" office:value="42493" calcext:value-type="float">
            <text:p>42493</text:p>
          </table:table-cell>
          <table:table-cell office:value-type="float" office:value="40506" calcext:value-type="float">
            <text:p>40506</text:p>
          </table:table-cell>
          <table:table-cell office:value-type="float" office:value="42810" calcext:value-type="float">
            <text:p>42810</text:p>
          </table:table-cell>
          <table:table-cell office:value-type="float" office:value="40142" calcext:value-type="float">
            <text:p>40142</text:p>
          </table:table-cell>
          <table:table-cell office:value-type="float" office:value="42294" calcext:value-type="float">
            <text:p>422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office:value-type="float" office:value="25524" calcext:value-type="float">
            <text:p>25524</text:p>
          </table:table-cell>
          <table:table-cell office:value-type="float" office:value="47477" calcext:value-type="float">
            <text:p>47477</text:p>
          </table:table-cell>
          <table:table-cell office:value-type="float" office:value="67180" calcext:value-type="float">
            <text:p>67180</text:p>
          </table:table-cell>
          <table:table-cell office:value-type="float" office:value="90914" calcext:value-type="float">
            <text:p>90914</text:p>
          </table:table-cell>
          <table:table-cell office:value-type="float" office:value="109880" calcext:value-type="float">
            <text:p>109880</text:p>
          </table:table-cell>
          <table:table-cell office:value-type="float" office:value="133849" calcext:value-type="float">
            <text:p>133849</text:p>
          </table:table-cell>
          <table:table-cell office:value-type="float" office:value="149623" calcext:value-type="float">
            <text:p>149623</text:p>
          </table:table-cell>
          <table:table-cell office:value-type="float" office:value="176955" calcext:value-type="float">
            <text:p>176955</text:p>
          </table:table-cell>
          <table:table-cell office:value-type="float" office:value="186991" calcext:value-type="float">
            <text:p>186991</text:p>
          </table:table-cell>
          <table:table-cell office:value-type="float" office:value="221490" calcext:value-type="float">
            <text:p>2214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11600" calcext:value-type="float">
            <text:p>111600</text:p>
          </table:table-cell>
          <table:table-cell office:value-type="float" office:value="133732" calcext:value-type="float">
            <text:p>133732</text:p>
          </table:table-cell>
          <table:table-cell office:value-type="float" office:value="152129" calcext:value-type="float">
            <text:p>152129</text:p>
          </table:table-cell>
          <table:table-cell office:value-type="float" office:value="177407" calcext:value-type="float">
            <text:p>177407</text:p>
          </table:table-cell>
          <table:table-cell office:value-type="float" office:value="193752" calcext:value-type="float">
            <text:p>193752</text:p>
          </table:table-cell>
          <table:table-cell office:value-type="float" office:value="220101" calcext:value-type="float">
            <text:p>220101</text:p>
          </table:table-cell>
          <table:table-cell office:value-type="float" office:value="232361" calcext:value-type="float">
            <text:p>232361</text:p>
          </table:table-cell>
          <table:table-cell office:value-type="float" office:value="263816" calcext:value-type="float">
            <text:p>263816</text:p>
          </table:table-cell>
          <table:table-cell office:value-type="float" office:value="268278" calcext:value-type="float">
            <text:p>268278</text:p>
          </table:table-cell>
          <table:table-cell office:value-type="float" office:value="307908" calcext:value-type="float">
            <text:p>307908</text:p>
          </table:table-cell>
          <table:table-cell table:number-columns-repeated="2"/>
        </table:table-row>
        <table:table-row table:style-name="ro1" table:number-rows-repeated="104850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ESTREPEATS_ALL_FAST" table:style-name="ta1">
        <table:shapes>
          <draw:frame draw:z-index="0" draw:style-name="gr1" draw:text-style-name="P1" svg:width="453.51pt" svg:height="255.09pt" svg:x="877.41pt" svg:y="33.9pt">
            <draw:object draw:notify-on-update-of-ranges="TESTREPEATS_ALL_FAST.C5:TESTREPEATS_ALL_FAST.L5 TESTREPEATS_ALL_FAST.B6:TESTREPEATS_ALL_FAST.B6 TESTREPEATS_ALL_FAST.C6:TESTREPEATS_ALL_FAST.L6 TESTREPEATS_ALL_FAST.B8:TESTREPEATS_ALL_FAST.B8 TESTREPEATS_ALL_FAST.C8:TESTREPEATS_ALL_FAST.L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1"/>
        <table:table-column table:style-name="co1" table:number-columns-repeated="12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umofTESTIMGS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epea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9" table:formula="of:=[TESTREPEATS_ALL_FAST.$C$2]/([TESTREPEATS_ALL_FAST.C68]/1000)" office:value-type="float" office:value="1.8187329493786" calcext:value-type="float">
            <text:p>1.819</text:p>
          </table:table-cell>
          <table:table-cell table:style-name="ce9" table:formula="of:=[TESTREPEATS_ALL_FAST.$C$2]/([TESTREPEATS_ALL_FAST.D68]/1000)" office:value-type="float" office:value="1.10595680624251" calcext:value-type="float">
            <text:p>1.106</text:p>
          </table:table-cell>
          <table:table-cell table:style-name="ce9" table:formula="of:=[TESTREPEATS_ALL_FAST.$C$2]/([TESTREPEATS_ALL_FAST.E68]/1000)" office:value-type="float" office:value="0.743494423791822" calcext:value-type="float">
            <text:p>0.743</text:p>
          </table:table-cell>
          <table:table-cell table:style-name="ce9" table:formula="of:=[TESTREPEATS_ALL_FAST.$C$2]/([TESTREPEATS_ALL_FAST.F68]/1000)" office:value-type="float" office:value="0.589951165153551" calcext:value-type="float">
            <text:p>0.590</text:p>
          </table:table-cell>
          <table:table-cell table:style-name="ce9" table:formula="of:=[TESTREPEATS_ALL_FAST.$C$2]/([TESTREPEATS_ALL_FAST.G68]/1000)" office:value-type="float" office:value="0.480461242793081" calcext:value-type="float">
            <text:p>0.480</text:p>
          </table:table-cell>
          <table:table-cell table:style-name="ce9" table:formula="of:=[TESTREPEATS_ALL_FAST.$C$2]/([TESTREPEATS_ALL_FAST.H68]/1000)" office:value-type="float" office:value="0.397000441111601" calcext:value-type="float">
            <text:p>0.397</text:p>
          </table:table-cell>
          <table:table-cell table:style-name="ce9" table:formula="of:=[TESTREPEATS_ALL_FAST.$C$2]/([TESTREPEATS_ALL_FAST.I68]/1000)" office:value-type="float" office:value="0.342478785341908" calcext:value-type="float">
            <text:p>0.342</text:p>
          </table:table-cell>
          <table:table-cell table:style-name="ce9" table:formula="of:=[TESTREPEATS_ALL_FAST.$C$2]/([TESTREPEATS_ALL_FAST.J68]/1000)" office:value-type="float" office:value="0.303502929646335" calcext:value-type="float">
            <text:p>0.304</text:p>
          </table:table-cell>
          <table:table-cell table:style-name="ce9" table:formula="of:=[TESTREPEATS_ALL_FAST.$C$2]/([TESTREPEATS_ALL_FAST.K68]/1000)" office:value-type="float" office:value="0.271548505351768" calcext:value-type="float">
            <text:p>0.272</text:p>
          </table:table-cell>
          <table:table-cell table:style-name="ce9" table:formula="of:=[TESTREPEATS_ALL_FAST.$C$2]/([TESTREPEATS_ALL_FAST.L68]/1000)" office:value-type="float" office:value="0.245221584948844" calcext:value-type="float">
            <text:p>0.245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table:style-name="ce9" office:value-type="float" office:value="0.529617" calcext:value-type="float">
            <text:p>0.530</text:p>
          </table:table-cell>
          <table:table-cell table:style-name="ce9" office:value-type="float" office:value="0.541667" calcext:value-type="float">
            <text:p>0.542</text:p>
          </table:table-cell>
          <table:table-cell table:style-name="ce9" office:value-type="float" office:value="0.634146" calcext:value-type="float">
            <text:p>0.634</text:p>
          </table:table-cell>
          <table:table-cell table:style-name="ce9" office:value-type="float" office:value="0.58042" calcext:value-type="float">
            <text:p>0.580</text:p>
          </table:table-cell>
          <table:table-cell table:style-name="ce9" office:value-type="float" office:value="0.631944" calcext:value-type="float">
            <text:p>0.632</text:p>
          </table:table-cell>
          <table:table-cell table:style-name="ce9" office:value-type="float" office:value="0.620209" calcext:value-type="float">
            <text:p>0.620</text:p>
          </table:table-cell>
          <table:table-cell table:style-name="ce9" office:value-type="float" office:value="0.655052" calcext:value-type="float">
            <text:p>0.655</text:p>
          </table:table-cell>
          <table:table-cell table:number-columns-repeated="3" table:style-name="ce9" office:value-type="float" office:value="0.652778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style-name="ce9" office:value-type="float" office:value="0.540065" calcext:value-type="float">
            <text:p>0.540</text:p>
          </table:table-cell>
          <table:table-cell table:style-name="ce9" office:value-type="float" office:value="0.546585" calcext:value-type="float">
            <text:p>0.547</text:p>
          </table:table-cell>
          <table:table-cell table:style-name="ce9" office:value-type="float" office:value="0.641184" calcext:value-type="float">
            <text:p>0.641</text:p>
          </table:table-cell>
          <table:table-cell table:style-name="ce9" office:value-type="float" office:value="0.589997" calcext:value-type="float">
            <text:p>0.590</text:p>
          </table:table-cell>
          <table:table-cell table:style-name="ce9" office:value-type="float" office:value="0.639647" calcext:value-type="float">
            <text:p>0.640</text:p>
          </table:table-cell>
          <table:table-cell table:style-name="ce9" office:value-type="float" office:value="0.631921" calcext:value-type="float">
            <text:p>0.632</text:p>
          </table:table-cell>
          <table:table-cell table:style-name="ce9" office:value-type="float" office:value="0.664776" calcext:value-type="float">
            <text:p>0.665</text:p>
          </table:table-cell>
          <table:table-cell table:style-name="ce9" office:value-type="float" office:value="0.660502" calcext:value-type="float">
            <text:p>0.661</text:p>
          </table:table-cell>
          <table:table-cell table:style-name="ce9" office:value-type="float" office:value="0.665125" calcext:value-type="float">
            <text:p>0.665</text:p>
          </table:table-cell>
          <table:table-cell table:style-name="ce9" office:value-type="float" office:value="0.666463" calcext:value-type="float">
            <text:p>0.666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Gra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Hed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RectPav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SmallBlock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UnDefin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tarma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unevenBrick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435897" calcext:value-type="float">
            <text:p>0.435897</text:p>
          </table:table-cell>
          <table:table-cell office:value-type="float" office:value="0.4" calcext:value-type="float">
            <text:p>0.4</text:p>
          </table:table-cell>
          <table:table-cell office:value-type="float" office:value="0.439024" calcext:value-type="float">
            <text:p>0.439024</text:p>
          </table:table-cell>
          <table:table-cell office:value-type="float" office:value="0.459459" calcext:value-type="float">
            <text:p>0.459459</text:p>
          </table:table-cell>
          <table:table-cell office:value-type="float" office:value="0.487805" calcext:value-type="float">
            <text:p>0.487805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487179" calcext:value-type="float">
            <text:p>0.487179</text:p>
          </table:table-cell>
          <table:table-cell office:value-type="float" office:value="0.486486" calcext:value-type="float">
            <text:p>0.4864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5" calcext:value-type="float">
            <text:p>0.5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645161" calcext:value-type="float">
            <text:p>0.645161</text:p>
          </table:table-cell>
          <table:table-cell office:value-type="float" office:value="0.636364" calcext:value-type="float">
            <text:p>0.636364</text:p>
          </table:table-cell>
          <table:table-cell table:number-columns-repeated="2" office:value-type="float" office:value="0.615385" calcext:value-type="float">
            <text:p>0.61538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695652" calcext:value-type="float">
            <text:p>0.695652</text:p>
          </table:table-cell>
          <table:table-cell office:value-type="float" office:value="0.692308" calcext:value-type="float">
            <text:p>0.6923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526316" calcext:value-type="float">
            <text:p>0.52631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92308" calcext:value-type="float">
            <text:p>0.692308</text:p>
          </table:table-cell>
          <table:table-cell table:number-columns-repeated="3" office:value-type="float" office:value="0.727273" calcext:value-type="float">
            <text:p>0.7272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56" calcext:value-type="float">
            <text:p>0.56</text:p>
          </table:table-cell>
          <table:table-cell office:value-type="float" office:value="0.72" calcext:value-type="float">
            <text:p>0.7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55172" calcext:value-type="float">
            <text:p>0.655172</text:p>
          </table:table-cell>
          <table:table-cell office:value-type="float" office:value="0.62963" calcext:value-type="float">
            <text:p>0.62963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54545" calcext:value-type="float">
            <text:p>0.95454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434783" calcext:value-type="float">
            <text:p>0.434783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45" calcext:value-type="float">
            <text:p>0.45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458333" calcext:value-type="float">
            <text:p>0.4583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583333" calcext:value-type="float">
            <text:p>0.58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75" calcext:value-type="float">
            <text:p>0.375</text:p>
          </table:table-cell>
          <table:table-cell table:number-columns-repeated="3" office:value-type="float" office:value="0.333333" calcext:value-type="float">
            <text:p>0.3333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2" office:value-type="float" office:value="0.583333" calcext:value-type="float">
            <text:p>0.58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" calcext:value-type="float">
            <text:p>0.58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916667" calcext:value-type="float">
            <text:p>0.916667</text:p>
          </table:table-cell>
          <table:table-cell table:number-columns-repeated="2" office:value-type="float" office:value="0.958333" calcext:value-type="float">
            <text:p>0.958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291667" calcext:value-type="float">
            <text:p>0.291667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458333" calcext:value-type="float">
            <text:p>0.4583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539683" calcext:value-type="float">
            <text:p>0.539683</text:p>
          </table:table-cell>
          <table:table-cell office:value-type="float" office:value="0.474576" calcext:value-type="float">
            <text:p>0.474576</text:p>
          </table:table-cell>
          <table:table-cell office:value-type="float" office:value="0.553846" calcext:value-type="float">
            <text:p>0.553846</text:p>
          </table:table-cell>
          <table:table-cell office:value-type="float" office:value="0.557377" calcext:value-type="float">
            <text:p>0.557377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76271" calcext:value-type="float">
            <text:p>0.576271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576271" calcext:value-type="float">
            <text:p>0.576271</text:p>
          </table:table-cell>
          <table:table-cell office:value-type="float" office:value="0.603175" calcext:value-type="float">
            <text:p>0.603175</text:p>
          </table:table-cell>
          <table:table-cell office:value-type="float" office:value="0.590164" calcext:value-type="float">
            <text:p>0.5901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586207" calcext:value-type="float">
            <text:p>0.586207</text:p>
          </table:table-cell>
          <table:table-cell office:value-type="float" office:value="0.566038" calcext:value-type="float">
            <text:p>0.566038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08696" calcext:value-type="float">
            <text:p>0.608696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office:value-type="float" office:value="0.72" calcext:value-type="float">
            <text:p>0.72</text:p>
          </table:table-cell>
          <table:table-cell office:value-type="float" office:value="0.680851" calcext:value-type="float">
            <text:p>0.680851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465116" calcext:value-type="float">
            <text:p>0.465116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0.432432" calcext:value-type="float">
            <text:p>0.432432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486486" calcext:value-type="float">
            <text:p>0.486486</text:p>
          </table:table-cell>
          <table:table-cell table:number-columns-repeated="3" office:value-type="float" office:value="0.457143" calcext:value-type="float">
            <text:p>0.4571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34694" calcext:value-type="float">
            <text:p>0.734694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4" calcext:value-type="float">
            <text:p>0.64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716981" calcext:value-type="float">
            <text:p>0.71698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34694" calcext:value-type="float">
            <text:p>0.7346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913043" calcext:value-type="float">
            <text:p>0.913043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0.933333" calcext:value-type="float">
            <text:p>0.933333</text:p>
          </table:table-cell>
          <table:table-cell table:number-columns-repeated="2" office:value-type="float" office:value="0.956522" calcext:value-type="float">
            <text:p>0.956522</text:p>
          </table:table-cell>
          <table:table-cell table:number-columns-repeated="2" office:value-type="float" office:value="0.978723" calcext:value-type="float">
            <text:p>0.978723</text:p>
          </table:table-cell>
          <table:table-cell office:value-type="float" office:value="0.93617" calcext:value-type="float">
            <text:p>0.93617</text:p>
          </table:table-cell>
          <table:table-cell office:value-type="float" office:value="0.933333" calcext:value-type="float">
            <text:p>0.9333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210526" calcext:value-type="float">
            <text:p>0.210526</text:p>
          </table:table-cell>
          <table:table-cell office:value-type="float" office:value="0.238095" calcext:value-type="float">
            <text:p>0.238095</text:p>
          </table:table-cell>
          <table:table-cell office:value-type="float" office:value="0.368421" calcext:value-type="float">
            <text:p>0.368421</text:p>
          </table:table-cell>
          <table:table-cell office:value-type="float" office:value="0.375" calcext:value-type="float">
            <text:p>0.375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425532" calcext:value-type="float">
            <text:p>0.425532</text:p>
          </table:table-cell>
          <table:table-cell office:value-type="float" office:value="0.380952" calcext:value-type="float">
            <text:p>0.380952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458333" calcext:value-type="float">
            <text:p>0.458333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office:value-type="float" office:value="43933" calcext:value-type="float">
            <text:p>43933</text:p>
          </table:table-cell>
          <table:table-cell office:value-type="float" office:value="49348" calcext:value-type="float">
            <text:p>49348</text:p>
          </table:table-cell>
          <table:table-cell office:value-type="float" office:value="43764" calcext:value-type="float">
            <text:p>43764</text:p>
          </table:table-cell>
          <table:table-cell office:value-type="float" office:value="43509" calcext:value-type="float">
            <text:p>43509</text:p>
          </table:table-cell>
          <table:table-cell office:value-type="float" office:value="43213" calcext:value-type="float">
            <text:p>43213</text:p>
          </table:table-cell>
          <table:table-cell office:value-type="float" office:value="43743" calcext:value-type="float">
            <text:p>43743</text:p>
          </table:table-cell>
          <table:table-cell office:value-type="float" office:value="43862" calcext:value-type="float">
            <text:p>43862</text:p>
          </table:table-cell>
          <table:table-cell office:value-type="float" office:value="43451" calcext:value-type="float">
            <text:p>43451</text:p>
          </table:table-cell>
          <table:table-cell office:value-type="float" office:value="43648" calcext:value-type="float">
            <text:p>43648</text:p>
          </table:table-cell>
          <table:table-cell office:value-type="float" office:value="44437" calcext:value-type="float">
            <text:p>444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office:value-type="float" office:value="42050" calcext:value-type="float">
            <text:p>42050</text:p>
          </table:table-cell>
          <table:table-cell office:value-type="float" office:value="42422" calcext:value-type="float">
            <text:p>42422</text:p>
          </table:table-cell>
          <table:table-cell office:value-type="float" office:value="43156" calcext:value-type="float">
            <text:p>43156</text:p>
          </table:table-cell>
          <table:table-cell office:value-type="float" office:value="41825" calcext:value-type="float">
            <text:p>41825</text:p>
          </table:table-cell>
          <table:table-cell office:value-type="float" office:value="42054" calcext:value-type="float">
            <text:p>42054</text:p>
          </table:table-cell>
          <table:table-cell office:value-type="float" office:value="42817" calcext:value-type="float">
            <text:p>42817</text:p>
          </table:table-cell>
          <table:table-cell office:value-type="float" office:value="42632" calcext:value-type="float">
            <text:p>42632</text:p>
          </table:table-cell>
          <table:table-cell office:value-type="float" office:value="42223" calcext:value-type="float">
            <text:p>42223</text:p>
          </table:table-cell>
          <table:table-cell office:value-type="float" office:value="41901" calcext:value-type="float">
            <text:p>41901</text:p>
          </table:table-cell>
          <table:table-cell office:value-type="float" office:value="41956" calcext:value-type="float">
            <text:p>419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office:value-type="float" office:value="19794" calcext:value-type="float">
            <text:p>19794</text:p>
          </table:table-cell>
          <table:table-cell office:value-type="float" office:value="32551" calcext:value-type="float">
            <text:p>32551</text:p>
          </table:table-cell>
          <table:table-cell office:value-type="float" office:value="48420" calcext:value-type="float">
            <text:p>48420</text:p>
          </table:table-cell>
          <table:table-cell office:value-type="float" office:value="61022" calcext:value-type="float">
            <text:p>61022</text:p>
          </table:table-cell>
          <table:table-cell office:value-type="float" office:value="74928" calcext:value-type="float">
            <text:p>74928</text:p>
          </table:table-cell>
          <table:table-cell office:value-type="float" office:value="90680" calcext:value-type="float">
            <text:p>90680</text:p>
          </table:table-cell>
          <table:table-cell office:value-type="float" office:value="105116" calcext:value-type="float">
            <text:p>105116</text:p>
          </table:table-cell>
          <table:table-cell office:value-type="float" office:value="118615" calcext:value-type="float">
            <text:p>118615</text:p>
          </table:table-cell>
          <table:table-cell office:value-type="float" office:value="132573" calcext:value-type="float">
            <text:p>132573</text:p>
          </table:table-cell>
          <table:table-cell office:value-type="float" office:value="146806" calcext:value-type="float">
            <text:p>1468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05777" calcext:value-type="float">
            <text:p>105777</text:p>
          </table:table-cell>
          <table:table-cell office:value-type="float" office:value="124321" calcext:value-type="float">
            <text:p>124321</text:p>
          </table:table-cell>
          <table:table-cell office:value-type="float" office:value="135340" calcext:value-type="float">
            <text:p>135340</text:p>
          </table:table-cell>
          <table:table-cell office:value-type="float" office:value="146356" calcext:value-type="float">
            <text:p>146356</text:p>
          </table:table-cell>
          <table:table-cell office:value-type="float" office:value="160195" calcext:value-type="float">
            <text:p>160195</text:p>
          </table:table-cell>
          <table:table-cell office:value-type="float" office:value="177240" calcext:value-type="float">
            <text:p>177240</text:p>
          </table:table-cell>
          <table:table-cell office:value-type="float" office:value="191610" calcext:value-type="float">
            <text:p>191610</text:p>
          </table:table-cell>
          <table:table-cell office:value-type="float" office:value="204289" calcext:value-type="float">
            <text:p>204289</text:p>
          </table:table-cell>
          <table:table-cell office:value-type="float" office:value="218122" calcext:value-type="float">
            <text:p>218122</text:p>
          </table:table-cell>
          <table:table-cell office:value-type="float" office:value="233199" calcext:value-type="float">
            <text:p>233199</text:p>
          </table:table-cell>
          <table:table-cell table:number-columns-repeated="2"/>
        </table:table-row>
        <table:table-row table:style-name="ro1" table:number-rows-repeated="104850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PS_INCREASE" table:style-name="ta1">
        <table:shapes>
          <draw:frame draw:z-index="0" draw:style-name="gr1" draw:text-style-name="P1" svg:width="453.51pt" svg:height="255.09pt" svg:x="267.02pt" svg:y="143.63pt">
            <draw:object draw:notify-on-update-of-ranges="FPS_INCREASE.E3:FPS_INCREASE.N3 FPS_INCREASE.D4:FPS_INCREASE.D4 FPS_INCREASE.E4:FPS_INCREASE.N4 FPS_INCREASE.D5:FPS_INCREASE.D5 FPS_INCREASE.E5:FPS_INCREASE.N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lowFPS=</text:p>
          </table:table-cell>
          <table:table-cell office:value-type="string" calcext:value-type="string">
            <text:p>6 segments/image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FastFPS=</text:p>
          </table:table-cell>
          <table:table-cell office:value-type="string" calcext:value-type="string">
            <text:p>4 segments/image</text:p>
          </table:table-cell>
          <table:table-cell office:value-type="string" calcext:value-type="string">
            <text:p>Repea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WFPS</text:p>
          </table:table-cell>
          <table:table-cell table:style-name="ce9" office:value-type="float" office:value="1.41043723554302" calcext:value-type="float">
            <text:p>1.410</text:p>
          </table:table-cell>
          <table:table-cell table:style-name="ce9" office:value-type="float" office:value="0.758261895233481" calcext:value-type="float">
            <text:p>0.758</text:p>
          </table:table-cell>
          <table:table-cell table:style-name="ce9" office:value-type="float" office:value="0.535873771955939" calcext:value-type="float">
            <text:p>0.536</text:p>
          </table:table-cell>
          <table:table-cell table:style-name="ce9" office:value-type="float" office:value="0.395978617154674" calcext:value-type="float">
            <text:p>0.396</text:p>
          </table:table-cell>
          <table:table-cell table:style-name="ce9" office:value-type="float" office:value="0.327630141973062" calcext:value-type="float">
            <text:p>0.328</text:p>
          </table:table-cell>
          <table:table-cell table:style-name="ce9" office:value-type="float" office:value="0.268959797981307" calcext:value-type="float">
            <text:p>0.269</text:p>
          </table:table-cell>
          <table:table-cell table:style-name="ce9" office:value-type="float" office:value="0.240604719862588" calcext:value-type="float">
            <text:p>0.241</text:p>
          </table:table-cell>
          <table:table-cell table:style-name="ce9" office:value-type="float" office:value="0.203441552937187" calcext:value-type="float">
            <text:p>0.203</text:p>
          </table:table-cell>
          <table:table-cell table:style-name="ce9" office:value-type="float" office:value="0.192522634779214" calcext:value-type="float">
            <text:p>0.193</text:p>
          </table:table-cell>
          <table:table-cell table:style-name="ce9" office:value-type="float" office:value="0.16253555465258" calcext:value-type="float">
            <text:p>0.1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STFPS</text:p>
          </table:table-cell>
          <table:table-cell table:style-name="ce9" office:value-type="float" office:value="1.8187329493786" calcext:value-type="float">
            <text:p>1.819</text:p>
          </table:table-cell>
          <table:table-cell table:style-name="ce9" office:value-type="float" office:value="1.10595680624251" calcext:value-type="float">
            <text:p>1.106</text:p>
          </table:table-cell>
          <table:table-cell table:style-name="ce9" office:value-type="float" office:value="0.743494423791822" calcext:value-type="float">
            <text:p>0.743</text:p>
          </table:table-cell>
          <table:table-cell table:style-name="ce9" office:value-type="float" office:value="0.589951165153551" calcext:value-type="float">
            <text:p>0.590</text:p>
          </table:table-cell>
          <table:table-cell table:style-name="ce9" office:value-type="float" office:value="0.480461242793081" calcext:value-type="float">
            <text:p>0.480</text:p>
          </table:table-cell>
          <table:table-cell table:style-name="ce9" office:value-type="float" office:value="0.397000441111601" calcext:value-type="float">
            <text:p>0.397</text:p>
          </table:table-cell>
          <table:table-cell table:style-name="ce9" office:value-type="float" office:value="0.342478785341908" calcext:value-type="float">
            <text:p>0.342</text:p>
          </table:table-cell>
          <table:table-cell table:style-name="ce9" office:value-type="float" office:value="0.303502929646335" calcext:value-type="float">
            <text:p>0.304</text:p>
          </table:table-cell>
          <table:table-cell table:style-name="ce9" office:value-type="float" office:value="0.271548505351768" calcext:value-type="float">
            <text:p>0.272</text:p>
          </table:table-cell>
          <table:table-cell table:style-name="ce9" office:value-type="float" office:value="0.245221584948844" calcext:value-type="float">
            <text:p>0.24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crease</text:p>
          </table:table-cell>
          <table:table-cell table:style-name="ce9" table:formula="of:=[.E5]-[.E4]" office:value-type="float" office:value="0.408295713835581" calcext:value-type="float">
            <text:p>0.408</text:p>
          </table:table-cell>
          <table:table-cell table:style-name="ce9" table:formula="of:=[.F5]-[.F4]" office:value-type="float" office:value="0.34769491100903" calcext:value-type="float">
            <text:p>0.348</text:p>
          </table:table-cell>
          <table:table-cell table:style-name="ce9" table:formula="of:=[.G5]-[.G4]" office:value-type="float" office:value="0.207620651835882" calcext:value-type="float">
            <text:p>0.208</text:p>
          </table:table-cell>
          <table:table-cell table:style-name="ce9" table:formula="of:=[.H5]-[.H4]" office:value-type="float" office:value="0.193972547998878" calcext:value-type="float">
            <text:p>0.194</text:p>
          </table:table-cell>
          <table:table-cell table:style-name="ce9" table:formula="of:=[.I5]-[.I4]" office:value-type="float" office:value="0.15283110082002" calcext:value-type="float">
            <text:p>0.153</text:p>
          </table:table-cell>
          <table:table-cell table:style-name="ce9" table:formula="of:=[.J5]-[.J4]" office:value-type="float" office:value="0.128040643130294" calcext:value-type="float">
            <text:p>0.128</text:p>
          </table:table-cell>
          <table:table-cell table:style-name="ce9" table:formula="of:=[.K5]-[.K4]" office:value-type="float" office:value="0.10187406547932" calcext:value-type="float">
            <text:p>0.102</text:p>
          </table:table-cell>
          <table:table-cell table:style-name="ce9" table:formula="of:=[.L5]-[.L4]" office:value-type="float" office:value="0.100061376709147" calcext:value-type="float">
            <text:p>0.100</text:p>
          </table:table-cell>
          <table:table-cell table:style-name="ce9" table:formula="of:=[.M5]-[.M4]" office:value-type="float" office:value="0.0790258705725545" calcext:value-type="float">
            <text:p>0.079</text:p>
          </table:table-cell>
          <table:table-cell table:style-name="ce9" table:formula="of:=[.N5]-[.N4]" office:value-type="float" office:value="0.0826860302962638" calcext:value-type="float">
            <text:p>0.0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centDecrease</text:p>
          </table:table-cell>
          <table:table-cell table:style-name="ce10" table:formula="of:=[.E7]/[.E5]" office:value-type="percentage" office:value="0.22449459332393" calcext:value-type="percentage">
            <text:p>22.45%</text:p>
          </table:table-cell>
          <table:table-cell table:style-name="ce10" table:formula="of:=[.F7]/[.F5]" office:value-type="percentage" office:value="0.31438380689597" calcext:value-type="percentage">
            <text:p>31.44%</text:p>
          </table:table-cell>
          <table:table-cell table:style-name="ce10" table:formula="of:=[.G7]/[.G5]" office:value-type="percentage" office:value="0.279249776719262" calcext:value-type="percentage">
            <text:p>27.92%</text:p>
          </table:table-cell>
          <table:table-cell table:style-name="ce10" table:formula="of:=[.H7]/[.H5]" office:value-type="percentage" office:value="0.328794245110764" calcext:value-type="percentage">
            <text:p>32.88%</text:p>
          </table:table-cell>
          <table:table-cell table:style-name="ce10" table:formula="of:=[.I7]/[.I5]" office:value-type="percentage" office:value="0.318092464506735" calcext:value-type="percentage">
            <text:p>31.81%</text:p>
          </table:table-cell>
          <table:table-cell table:style-name="ce10" table:formula="of:=[.J7]/[.J5]" office:value-type="percentage" office:value="0.322520153307085" calcext:value-type="percentage">
            <text:p>32.25%</text:p>
          </table:table-cell>
          <table:table-cell table:style-name="ce10" table:formula="of:=[.K7]/[.K5]" office:value-type="percentage" office:value="0.297460951859006" calcext:value-type="percentage">
            <text:p>29.75%</text:p>
          </table:table-cell>
          <table:table-cell table:style-name="ce10" table:formula="of:=[.L7]/[.L5]" office:value-type="percentage" office:value="0.329688338843209" calcext:value-type="percentage">
            <text:p>32.97%</text:p>
          </table:table-cell>
          <table:table-cell table:style-name="ce10" table:formula="of:=[.M7]/[.M5]" office:value-type="percentage" office:value="0.291019353872646" calcext:value-type="percentage">
            <text:p>29.10%</text:p>
          </table:table-cell>
          <table:table-cell table:style-name="ce10" table:formula="of:=[.N7]/[.N5]" office:value-type="percentage" office:value="0.337189037879814" calcext:value-type="percentage">
            <text:p>33.7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02:20:42.619832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26:27.919033967</meta:creation-date>
    <meta:generator>LibreOffice/4.4.2.2$Linux_X86_64 LibreOffice_project/40m0$Build-2</meta:generator>
    <dc:date>2015-11-06T02:26:08.276864769</dc:date>
    <meta:editing-duration>P1DT1H54M12S</meta:editing-duration>
    <meta:editing-cycles>83</meta:editing-cycles>
    <meta:document-statistic meta:table-count="5" meta:cell-count="336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96cm" svg:height="16.063cm" xlink:href=".." xlink:type="simple" chart:class="chart:line" chart:style-name="ch1">
        <chart:legend chart:legend-position="end" svg:x="20.23cm" svg:y="7.234cm" style:legend-expansion="high" chart:style-name="ch2"/>
        <chart:plot-area chart:style-name="ch3" table:cell-range-address="TESTREPS_10.C16:TESTREPS_10.K16 TESTREPS_10.B18:TESTREPS_10.K18 TESTREPS_10.B14:TESTREPS_10.K14 TESTREPS_10.B11:TESTREPS_10.K11" chart:data-source-has-labels="both" svg:x="2.414cm" svg:y="0.531cm" svg:width="15.672cm" svg:height="12.997cm">
          <chartooo:coordinate-region svg:x="3.221cm" svg:y="0.731cm" svg:width="14.137cm" svg:height="12.15cm"/>
          <chart:axis chart:dimension="x" chart:name="primary-x" chart:style-name="ch4" chartooo:axis-type="auto">
            <chartooo:date-scale/>
            <chart:title svg:x="8.976cm" svg:y="13.849cm" chart:style-name="ch5">
              <text:p>CropSize(Pixels)</text:p>
            </chart:title>
            <chart:categories table:cell-range-address="TESTREPS_10.C16:TESTREPS_10.K16"/>
          </chart:axis>
          <chart:axis chart:dimension="y" chart:name="primary-y" chart:style-name="ch6">
            <chart:title svg:x="1.361cm" svg:y="8.052cm" chart:style-name="ch7">
              <text:p>MacroFScore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TESTREPS_10.C18:TESTREPS_10.K18" chart:label-cell-address="TESTREPS_10.B18:TESTREPS_10.B18" chart:class="chart:line">
            <chart:data-point chart:repeated="9"/>
          </chart:series>
          <chart:series chart:attached-axis="secondary-y" chart:style-name="ch11" chart:values-cell-range-address="TESTREPS_10.C14:TESTREPS_10.K14" chart:label-cell-address="TESTREPS_10.B14:TESTREPS_10.B14" chart:class="chart:line">
            <chart:data-point chart:repeated="9"/>
          </chart:series>
          <chart:series chart:attached-axis="primary-y" chart:style-name="ch12" chart:values-cell-range-address="TESTREPS_10.C11:TESTREPS_10.K11" chart:label-cell-address="TESTREPS_10.B11:TESTREPS_10.B11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TESTREPS_10.C16:TESTREPS_10.K1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Macro FScore</text:p>
                <draw:g>
                  <svg:desc>TESTREPS_10.B18:TESTREPS_10.B18</svg:desc>
                </draw:g>
              </table:table-cell>
              <table:table-cell office:value-type="float" office:value="0.243389">
                <text:p>0.243389</text:p>
                <draw:g>
                  <svg:desc>TESTREPS_10.C18:TESTREPS_10.K18</svg:desc>
                </draw:g>
              </table:table-cell>
              <table:table-cell office:value-type="float" office:value="0.339596">
                <text:p>0.339596</text:p>
              </table:table-cell>
              <table:table-cell office:value-type="float" office:value="0.493056">
                <text:p>0.493056</text:p>
              </table:table-cell>
              <table:table-cell office:value-type="float" office:value="0.515779">
                <text:p>0.515779</text:p>
              </table:table-cell>
              <table:table-cell office:value-type="float" office:value="0.619819">
                <text:p>0.619819</text:p>
              </table:table-cell>
              <table:table-cell office:value-type="float" office:value="0.734688">
                <text:p>0.734688</text:p>
              </table:table-cell>
              <table:table-cell office:value-type="float" office:value="0.691637">
                <text:p>0.691637</text:p>
              </table:table-cell>
              <table:table-cell office:value-type="float" office:value="0.722924">
                <text:p>0.722924</text:p>
              </table:table-cell>
              <table:table-cell office:value-type="float" office:value="0.773543">
                <text:p>0.773543</text:p>
              </table:table-cell>
            </table:table-row>
            <table:table-row>
              <table:table-cell office:value-type="string">
                <text:p>AreaCovered</text:p>
                <draw:g>
                  <svg:desc>TESTREPS_10.B14:TESTREPS_10.B14</svg:desc>
                </draw:g>
              </table:table-cell>
              <table:table-cell office:value-type="float" office:value="0.974392361111111">
                <text:p>0.974392361111111</text:p>
                <draw:g>
                  <svg:desc>TESTREPS_10.C14:TESTREPS_10.K14</svg:desc>
                </draw:g>
              </table:table-cell>
              <table:table-cell office:value-type="float" office:value="0.954861111111111">
                <text:p>0.954861111111111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896267361111111">
                <text:p>0.896267361111111</text:p>
              </table:table-cell>
              <table:table-cell office:value-type="float" office:value="0.746527777777778">
                <text:p>0.746527777777778</text:p>
              </table:table-cell>
              <table:table-cell office:value-type="float" office:value="0.737847222222222">
                <text:p>0.737847222222222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759548611111111">
                <text:p>0.759548611111111</text:p>
              </table:table-cell>
            </table:table-row>
            <table:table-row>
              <table:table-cell office:value-type="string">
                <text:p>NumberOfSegments</text:p>
                <draw:g>
                  <svg:desc>TESTREPS_10.B11:TESTREPS_10.B11</svg:desc>
                </draw:g>
              </table:table-cell>
              <table:table-cell office:value-type="float" office:value="350">
                <text:p>350</text:p>
                <draw:g>
                  <svg:desc>TESTREPS_10.C11:TESTREPS_10.K11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66cm" svg:y="2.956cm" style:legend-expansion="high" chart:style-name="ch2"/>
        <chart:plot-area chart:style-name="ch3" table:cell-range-address="TESTREPS_10.B69:TESTREPS_10.K75" chart:data-source-has-labels="both" svg:x="1.331cm" svg:y="0.18cm" svg:width="10.915cm" svg:height="7.659cm">
          <chartooo:coordinate-region svg:x="2.058cm" svg:y="0.38cm" svg:width="9.908cm" svg:height="6.812cm"/>
          <chart:axis chart:dimension="x" chart:name="primary-x" chart:style-name="ch4" chartooo:axis-type="auto">
            <chartooo:date-scale/>
            <chart:title svg:x="5.514cm" svg:y="8.019cm" chart:style-name="ch5">
              <text:p>CropSize(Pixels)</text:p>
            </chart:title>
            <chart:categories table:cell-range-address="TESTREPS_10.C69:TESTREPS_10.K69"/>
          </chart:axis>
          <chart:axis chart:dimension="y" chart:name="primary-y" chart:style-name="ch4">
            <chart:title svg:x="0.451cm" svg:y="5.032cm" chart:style-name="ch6">
              <text:p>MacroFScore</text:p>
            </chart:title>
            <chart:grid chart:style-name="ch7" chart:class="major"/>
          </chart:axis>
          <chart:series chart:style-name="ch8" chart:values-cell-range-address="TESTREPS_10.C70:TESTREPS_10.K70" chart:label-cell-address="TESTREPS_10.B70:TESTREPS_10.B70" chart:class="chart:line">
            <chart:data-point chart:repeated="9"/>
          </chart:series>
          <chart:series chart:style-name="ch9" chart:values-cell-range-address="TESTREPS_10.C71:TESTREPS_10.K71" chart:label-cell-address="TESTREPS_10.B71:TESTREPS_10.B71" chart:class="chart:line">
            <chart:data-point chart:repeated="9"/>
          </chart:series>
          <chart:series chart:style-name="ch10" chart:values-cell-range-address="TESTREPS_10.C72:TESTREPS_10.K72" chart:label-cell-address="TESTREPS_10.B72:TESTREPS_10.B72" chart:class="chart:line">
            <chart:data-point chart:repeated="9"/>
          </chart:series>
          <chart:series chart:style-name="ch11" chart:values-cell-range-address="TESTREPS_10.C73:TESTREPS_10.K73" chart:label-cell-address="TESTREPS_10.B73:TESTREPS_10.B73" chart:class="chart:line">
            <chart:data-point chart:repeated="9"/>
          </chart:series>
          <chart:series chart:style-name="ch12" chart:values-cell-range-address="TESTREPS_10.C74:TESTREPS_10.K74" chart:label-cell-address="TESTREPS_10.B74:TESTREPS_10.B74" chart:class="chart:line">
            <chart:data-point chart:repeated="9"/>
          </chart:series>
          <chart:series chart:style-name="ch13" chart:values-cell-range-address="TESTREPS_10.C75:TESTREPS_10.K75" chart:label-cell-address="TESTREPS_10.B75:TESTREPS_10.B7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TESTREPS_10.C69:TESTREPS_10.K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Grass</text:p>
                <draw:g>
                  <svg:desc>TESTREPS_10.B70:TESTREPS_10.B70</svg:desc>
                </draw:g>
              </table:table-cell>
              <table:table-cell office:value-type="float" office:value="0.186741">
                <text:p>0.186741</text:p>
                <draw:g>
                  <svg:desc>TESTREPS_10.C70:TESTREPS_10.K70</svg:desc>
                </draw:g>
              </table:table-cell>
              <table:table-cell office:value-type="float" office:value="0.294218">
                <text:p>0.294218</text:p>
              </table:table-cell>
              <table:table-cell office:value-type="float" office:value="0.471545">
                <text:p>0.471545</text:p>
              </table:table-cell>
              <table:table-cell office:value-type="float" office:value="0.446154">
                <text:p>0.446154</text:p>
              </table:table-cell>
              <table:table-cell office:value-type="float" office:value="0.64">
                <text:p>0.64</text:p>
              </table:table-cell>
              <table:table-cell office:value-type="float" office:value="0.777778">
                <text:p>0.777778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string">
                <text:p>Hedge</text:p>
                <draw:g>
                  <svg:desc>TESTREPS_10.B71:TESTREPS_10.B71</svg:desc>
                </draw:g>
              </table:table-cell>
              <table:table-cell office:value-type="float" office:value="0.233846">
                <text:p>0.233846</text:p>
                <draw:g>
                  <svg:desc>TESTREPS_10.C71:TESTREPS_10.K71</svg:desc>
                </draw:g>
              </table:table-cell>
              <table:table-cell office:value-type="float" office:value="0.337197">
                <text:p>0.337197</text:p>
              </table:table-cell>
              <table:table-cell office:value-type="float" office:value="0.609865">
                <text:p>0.609865</text:p>
              </table:table-cell>
              <table:table-cell office:value-type="float" office:value="0.641509">
                <text:p>0.641509</text:p>
              </table:table-cell>
              <table:table-cell office:value-type="float" office:value="0.761905">
                <text:p>0.761905</text:p>
              </table:table-cell>
              <table:table-cell office:value-type="float" office:value="0.829268">
                <text:p>0.829268</text:p>
              </table:table-cell>
              <table:table-cell office:value-type="float" office:value="0.75">
                <text:p>0.75</text:p>
              </table:table-cell>
              <table:table-cell office:value-type="float" office:value="0.648649">
                <text:p>0.648649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RectPaving</text:p>
                <draw:g>
                  <svg:desc>TESTREPS_10.B72:TESTREPS_10.B72</svg:desc>
                </draw:g>
              </table:table-cell>
              <table:table-cell office:value-type="float" office:value="0.117865">
                <text:p>0.117865</text:p>
                <draw:g>
                  <svg:desc>TESTREPS_10.C72:TESTREPS_10.K72</svg:desc>
                </draw:g>
              </table:table-cell>
              <table:table-cell office:value-type="float" office:value="0.153642">
                <text:p>0.153642</text:p>
              </table:table-cell>
              <table:table-cell office:value-type="float" office:value="0.298343">
                <text:p>0.298343</text:p>
              </table:table-cell>
              <table:table-cell office:value-type="float" office:value="0.404762">
                <text:p>0.404762</text:p>
              </table:table-cell>
              <table:table-cell office:value-type="float" office:value="0.212766">
                <text:p>0.212766</text:p>
              </table:table-cell>
              <table:table-cell office:value-type="float" office:value="0.48">
                <text:p>0.48</text:p>
              </table:table-cell>
              <table:table-cell office:value-type="float" office:value="0.6">
                <text:p>0.6</text:p>
              </table:table-cell>
              <table:table-cell office:value-type="float" office:value="0.631579">
                <text:p>0.631579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string">
                <text:p>SmallBlocks</text:p>
                <draw:g>
                  <svg:desc>TESTREPS_10.B73:TESTREPS_10.B73</svg:desc>
                </draw:g>
              </table:table-cell>
              <table:table-cell office:value-type="float" office:value="0.222892">
                <text:p>0.222892</text:p>
                <draw:g>
                  <svg:desc>TESTREPS_10.C73:TESTREPS_10.K73</svg:desc>
                </draw:g>
              </table:table-cell>
              <table:table-cell office:value-type="float" office:value="0.389439">
                <text:p>0.389439</text:p>
              </table:table-cell>
              <table:table-cell office:value-type="float" office:value="0.463054">
                <text:p>0.463054</text:p>
              </table:table-cell>
              <table:table-cell office:value-type="float" office:value="0.47191">
                <text:p>0.47191</text:p>
              </table:table-cell>
              <table:table-cell office:value-type="float" office:value="0.684932">
                <text:p>0.684932</text:p>
              </table:table-cell>
              <table:table-cell office:value-type="float" office:value="0.628571">
                <text:p>0.628571</text:p>
              </table:table-cell>
              <table:table-cell office:value-type="float" office:value="0.631579">
                <text:p>0.631579</text:p>
              </table:table-cell>
              <table:table-cell office:value-type="float" office:value="0.736842">
                <text:p>0.736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rmac</text:p>
                <draw:g>
                  <svg:desc>TESTREPS_10.B74:TESTREPS_10.B74</svg:desc>
                </draw:g>
              </table:table-cell>
              <table:table-cell office:value-type="float" office:value="0.422391">
                <text:p>0.422391</text:p>
                <draw:g>
                  <svg:desc>TESTREPS_10.C74:TESTREPS_10.K74</svg:desc>
                </draw:g>
              </table:table-cell>
              <table:table-cell office:value-type="float" office:value="0.5629">
                <text:p>0.5629</text:p>
              </table:table-cell>
              <table:table-cell office:value-type="float" office:value="0.804781">
                <text:p>0.804781</text:p>
              </table:table-cell>
              <table:table-cell office:value-type="float" office:value="0.891304">
                <text:p>0.891304</text:p>
              </table:table-cell>
              <table:table-cell office:value-type="float" office:value="0.931507">
                <text:p>0.931507</text:p>
              </table:table-cell>
              <table:table-cell office:value-type="float" office:value="0.944444">
                <text:p>0.944444</text:p>
              </table:table-cell>
              <table:table-cell office:value-type="float" office:value="0.916667">
                <text:p>0.916667</text:p>
              </table:table-cell>
              <table:table-cell office:value-type="float" office:value="0.916667">
                <text:p>0.91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evenBricks</text:p>
                <draw:g>
                  <svg:desc>TESTREPS_10.B75:TESTREPS_10.B75</svg:desc>
                </draw:g>
              </table:table-cell>
              <table:table-cell office:value-type="float" office:value="0.0915171">
                <text:p>0.0915171</text:p>
                <draw:g>
                  <svg:desc>TESTREPS_10.C75:TESTREPS_10.K75</svg:desc>
                </draw:g>
              </table:table-cell>
              <table:table-cell office:value-type="float" office:value="0.20403">
                <text:p>0.20403</text:p>
              </table:table-cell>
              <table:table-cell office:value-type="float" office:value="0.270833">
                <text:p>0.270833</text:p>
              </table:table-cell>
              <table:table-cell office:value-type="float" office:value="0.166667">
                <text:p>0.166667</text:p>
              </table:table-cell>
              <table:table-cell office:value-type="float" office:value="0.384615">
                <text:p>0.384615</text:p>
              </table:table-cell>
              <table:table-cell office:value-type="float" office:value="0.604651">
                <text:p>0.604651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444444">
                <text:p>0.444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" chart:style-name="ch1">
        <chart:title svg:x="4.358cm" svg:y="0.316cm" chart:style-name="ch2">
          <text:p>MacroFScore against Segment Size</text:p>
        </chart:title>
        <chart:legend chart:legend-position="end" svg:x="12.486cm" svg:y="4.201cm" style:legend-expansion="high" chart:style-name="ch3"/>
        <chart:plot-area chart:style-name="ch4" table:cell-range-address="TESTREPS_1.C11:TESTREPS_1.V11 TESTREPS_1.B13:TESTREPS_1.V13" chart:data-source-has-labels="both" svg:x="1.331cm" svg:y="1.301cm" svg:width="10.835cm" svg:height="6.538cm">
          <chartooo:coordinate-region svg:x="2.058cm" svg:y="1.5cm" svg:width="9.828cm" svg:height="5.692cm"/>
          <chart:axis chart:dimension="x" chart:name="primary-x" chart:style-name="ch5" chartooo:axis-type="auto">
            <chart:title svg:x="5.156cm" svg:y="8.019cm" chart:style-name="ch6">
              <text:p>CroppingSize(Pixels)</text:p>
            </chart:title>
            <chart:categories table:cell-range-address="TESTREPS_1.C11:TESTREPS_1.V11"/>
          </chart:axis>
          <chart:axis chart:dimension="y" chart:name="primary-y" chart:style-name="ch5">
            <chart:title svg:x="0.451cm" svg:y="5.593cm" chart:style-name="ch7">
              <text:p>MacroFScore</text:p>
            </chart:title>
            <chart:grid chart:style-name="ch8" chart:class="major"/>
          </chart:axis>
          <chart:series chart:style-name="ch9" chart:values-cell-range-address="TESTREPS_1.C13:TESTREPS_1.V13" chart:label-cell-address="TESTREPS_1.B13:TESTREPS_1.B13" chart:class="chart:scatter">
            <chart:domain table:cell-range-address="TESTREPS_1.C11:TESTREPS_1.V1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TESTREPS_1.C11:TESTREPS_1.V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0</text:p>
              </table:table-cell>
              <table:table-cell office:value-type="float" office:value="62">
                <text:p>60</text:p>
              </table:table-cell>
              <table:table-cell office:value-type="float" office:value="63">
                <text:p>60</text:p>
              </table:table-cell>
              <table:table-cell office:value-type="float" office:value="64">
                <text:p>60</text:p>
              </table:table-cell>
              <table:table-cell office:value-type="float" office:value="65">
                <text:p>70</text:p>
              </table:table-cell>
              <table:table-cell office:value-type="float" office:value="66">
                <text:p>70</text:p>
              </table:table-cell>
              <table:table-cell office:value-type="float" office:value="67">
                <text:p>70</text:p>
              </table:table-cell>
              <table:table-cell office:value-type="float" office:value="68">
                <text:p>70</text:p>
              </table:table-cell>
              <table:table-cell office:value-type="float" office:value="69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0</text:p>
              </table:table-cell>
              <table:table-cell office:value-type="float" office:value="72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ESTREPS_1.C11:TESTREPS_1.V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Macro FScore</text:p>
                <draw:g>
                  <svg:desc>TESTREPS_1.B13:TESTREPS_1.B13</svg:desc>
                </draw:g>
              </table:table-cell>
              <table:table-cell office:value-type="float" office:value="0.234895">
                <text:p>0.234895</text:p>
                <draw:g>
                  <svg:desc>TESTREPS_1.C13:TESTREPS_1.V13</svg:desc>
                </draw:g>
              </table:table-cell>
              <table:table-cell office:value-type="float" office:value="0.283108">
                <text:p>0.283108</text:p>
              </table:table-cell>
              <table:table-cell office:value-type="float" office:value="0.420271">
                <text:p>0.420271</text:p>
              </table:table-cell>
              <table:table-cell office:value-type="float" office:value="0.424001">
                <text:p>0.424001</text:p>
              </table:table-cell>
              <table:table-cell office:value-type="float" office:value="0.437354">
                <text:p>0.437354</text:p>
              </table:table-cell>
              <table:table-cell office:value-type="float" office:value="0.443423">
                <text:p>0.443423</text:p>
              </table:table-cell>
              <table:table-cell office:value-type="float" office:value="0.418453">
                <text:p>0.418453</text:p>
              </table:table-cell>
              <table:table-cell office:value-type="float" office:value="0.469854">
                <text:p>0.469854</text:p>
              </table:table-cell>
              <table:table-cell office:value-type="float" office:value="0.482278">
                <text:p>0.482278</text:p>
              </table:table-cell>
              <table:table-cell office:value-type="float" office:value="0.532929">
                <text:p>0.532929</text:p>
              </table:table-cell>
              <table:table-cell office:value-type="float" office:value="0.533439">
                <text:p>0.533439</text:p>
              </table:table-cell>
              <table:table-cell office:value-type="float" office:value="0.496762">
                <text:p>0.496762</text:p>
              </table:table-cell>
              <table:table-cell office:value-type="float" office:value="0.495667">
                <text:p>0.495667</text:p>
              </table:table-cell>
              <table:table-cell office:value-type="float" office:value="0.517151">
                <text:p>0.517151</text:p>
              </table:table-cell>
              <table:table-cell office:value-type="float" office:value="0.532473">
                <text:p>0.532473</text:p>
              </table:table-cell>
              <table:table-cell office:value-type="float" office:value="0.443674">
                <text:p>0.443674</text:p>
              </table:table-cell>
              <table:table-cell office:value-type="float" office:value="0.605122">
                <text:p>0.605122</text:p>
              </table:table-cell>
              <table:table-cell office:value-type="float" office:value="0.478485">
                <text:p>0.478485</text:p>
              </table:table-cell>
              <table:table-cell office:value-type="float" office:value="0.524987">
                <text:p>0.524987</text:p>
              </table:table-cell>
              <table:table-cell office:value-type="float" office:value="0.474124">
                <text:p>0.4741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9">
      <style:chart-properties chart:display-label="true" chart:logarithmic="false" chart:minimum="0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9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71cm" svg:y="0.316cm" chart:style-name="ch2">
          <text:p>Scale 8: Cropsize 71pixels</text:p>
        </chart:title>
        <chart:legend chart:legend-position="end" svg:x="12.486cm" svg:y="3.952cm" style:legend-expansion="high" chart:style-name="ch3"/>
        <chart:plot-area chart:style-name="ch4" table:cell-range-address="TESTREPEATS_ALL.C4:TESTREPEATS_ALL.L5 TESTREPEATS_ALL.B4:TESTREPEATS_ALL.B5 TESTREPEATS_ALL.B7:TESTREPEATS_ALL.L7" chart:data-source-has-labels="both" svg:x="1.331cm" svg:y="1.301cm" svg:width="9.954cm" svg:height="6.538cm">
          <chartooo:coordinate-region svg:x="2.429cm" svg:y="1.5cm" svg:width="7.757cm" svg:height="5.692cm"/>
          <chart:axis chart:dimension="x" chart:name="primary-x" chart:style-name="ch5" chartooo:axis-type="auto">
            <chartooo:date-scale/>
            <chart:title svg:x="4.041cm" svg:y="8.019cm" chart:style-name="ch6">
              <text:p>Number of Averaged Readings</text:p>
            </chart:title>
            <chart:categories table:cell-range-address="TESTREPEATS_ALL.C4:TESTREPEATS_ALL.L4"/>
          </chart:axis>
          <chart:axis chart:dimension="y" chart:name="primary-y" chart:style-name="ch7">
            <chart:title svg:x="0.451cm" svg:y="5.593cm" chart:style-name="ch8">
              <text:p>MacroFScore</text:p>
            </chart:title>
            <chart:grid chart:style-name="ch9" chart:class="major"/>
          </chart:axis>
          <chart:axis chart:dimension="y" chart:name="secondary-y" chart:style-name="ch10">
            <chart:title svg:x="11.605cm" svg:y="6.387cm" chart:style-name="ch8">
              <text:p>FramesPerSecond(FPS)</text:p>
            </chart:title>
          </chart:axis>
          <chart:series chart:attached-axis="secondary-y" chart:style-name="ch11" chart:values-cell-range-address="TESTREPEATS_ALL.C5:TESTREPEATS_ALL.L5" chart:label-cell-address="TESTREPEATS_ALL.B5:TESTREPEATS_ALL.B5" chart:class="chart:line">
            <chart:data-point chart:repeated="10"/>
          </chart:series>
          <chart:series chart:attached-axis="primary-y" chart:style-name="ch12" chart:values-cell-range-address="TESTREPEATS_ALL.C7:TESTREPEATS_ALL.L7" chart:label-cell-address="TESTREPEATS_ALL.B7:TESTREPEATS_ALL.B7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TESTREPEATS_ALL.C4:TESTREPEATS_ALL.L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PS</text:p>
                <draw:g>
                  <svg:desc>TESTREPEATS_ALL.B5:TESTREPEATS_ALL.B5</svg:desc>
                </draw:g>
              </table:table-cell>
              <table:table-cell office:value-type="float" office:value="1.41043723554302">
                <text:p>1.41043723554302</text:p>
                <draw:g>
                  <svg:desc>TESTREPEATS_ALL.C5:TESTREPEATS_ALL.L5</svg:desc>
                </draw:g>
              </table:table-cell>
              <table:table-cell office:value-type="float" office:value="0.758261895233481">
                <text:p>0.758261895233481</text:p>
              </table:table-cell>
              <table:table-cell office:value-type="float" office:value="0.535873771955939">
                <text:p>0.535873771955939</text:p>
              </table:table-cell>
              <table:table-cell office:value-type="float" office:value="0.395978617154674">
                <text:p>0.395978617154674</text:p>
              </table:table-cell>
              <table:table-cell office:value-type="float" office:value="0.327630141973062">
                <text:p>0.327630141973062</text:p>
              </table:table-cell>
              <table:table-cell office:value-type="float" office:value="0.268959797981307">
                <text:p>0.268959797981307</text:p>
              </table:table-cell>
              <table:table-cell office:value-type="float" office:value="0.240604719862588">
                <text:p>0.240604719862588</text:p>
              </table:table-cell>
              <table:table-cell office:value-type="float" office:value="0.203441552937187">
                <text:p>0.203441552937187</text:p>
              </table:table-cell>
              <table:table-cell office:value-type="float" office:value="0.192522634779214">
                <text:p>0.192522634779214</text:p>
              </table:table-cell>
              <table:table-cell office:value-type="float" office:value="0.16253555465258">
                <text:p>0.16253555465258</text:p>
              </table:table-cell>
            </table:table-row>
            <table:table-row>
              <table:table-cell office:value-type="string">
                <text:p>Macro FScore</text:p>
                <draw:g>
                  <svg:desc>TESTREPEATS_ALL.B7:TESTREPEATS_ALL.B7</svg:desc>
                </draw:g>
              </table:table-cell>
              <table:table-cell office:value-type="float" office:value="0.532473">
                <text:p>0.532473</text:p>
                <draw:g>
                  <svg:desc>TESTREPEATS_ALL.C7:TESTREPEATS_ALL.L7</svg:desc>
                </draw:g>
              </table:table-cell>
              <table:table-cell office:value-type="float" office:value="0.555969">
                <text:p>0.555969</text:p>
              </table:table-cell>
              <table:table-cell office:value-type="float" office:value="0.617001">
                <text:p>0.617001</text:p>
              </table:table-cell>
              <table:table-cell office:value-type="float" office:value="0.59778">
                <text:p>0.59778</text:p>
              </table:table-cell>
              <table:table-cell office:value-type="float" office:value="0.633774">
                <text:p>0.633774</text:p>
              </table:table-cell>
              <table:table-cell office:value-type="float" office:value="0.657286">
                <text:p>0.657286</text:p>
              </table:table-cell>
              <table:table-cell office:value-type="float" office:value="0.613923">
                <text:p>0.613923</text:p>
              </table:table-cell>
              <table:table-cell office:value-type="float" office:value="0.680752">
                <text:p>0.680752</text:p>
              </table:table-cell>
              <table:table-cell office:value-type="float" office:value="0.651318">
                <text:p>0.651318</text:p>
              </table:table-cell>
              <table:table-cell office:value-type="float" office:value="0.651715">
                <text:p>0.6517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9">
      <style:chart-properties chart:display-label="true" chart:logarithmic="false" chart:minimum="0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9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44cm" svg:y="0.316cm" chart:style-name="ch2">
          <text:p>Scale 8: Cropsize 71Pixels</text:p>
        </chart:title>
        <chart:legend chart:legend-position="end" svg:x="12.486cm" svg:y="3.952cm" style:legend-expansion="high" chart:style-name="ch3"/>
        <chart:plot-area chart:style-name="ch4" table:cell-range-address="TESTREPEATS_ALL_FAST.C5:TESTREPEATS_ALL_FAST.L6 TESTREPEATS_ALL_FAST.B5:TESTREPEATS_ALL_FAST.B6 TESTREPEATS_ALL_FAST.B8:TESTREPEATS_ALL_FAST.L8" chart:data-source-has-labels="both" svg:x="1.331cm" svg:y="1.301cm" svg:width="9.954cm" svg:height="6.538cm">
          <chartooo:coordinate-region svg:x="2.429cm" svg:y="1.5cm" svg:width="7.757cm" svg:height="5.692cm"/>
          <chart:axis chart:dimension="x" chart:name="primary-x" chart:style-name="ch5" chartooo:axis-type="auto">
            <chartooo:date-scale/>
            <chart:title svg:x="4.041cm" svg:y="8.019cm" chart:style-name="ch6">
              <text:p>Number of Averaged Readings</text:p>
            </chart:title>
            <chart:categories table:cell-range-address="TESTREPEATS_ALL_FAST.C5:TESTREPEATS_ALL_FAST.L5"/>
          </chart:axis>
          <chart:axis chart:dimension="y" chart:name="primary-y" chart:style-name="ch7">
            <chart:title svg:x="0.451cm" svg:y="5.593cm" chart:style-name="ch8">
              <text:p>MacroFScore</text:p>
            </chart:title>
            <chart:grid chart:style-name="ch9" chart:class="major"/>
          </chart:axis>
          <chart:axis chart:dimension="y" chart:name="secondary-y" chart:style-name="ch10">
            <chart:title svg:x="11.605cm" svg:y="6.387cm" chart:style-name="ch8">
              <text:p>FramesPerSecond(FPS)</text:p>
            </chart:title>
          </chart:axis>
          <chart:series chart:attached-axis="secondary-y" chart:style-name="ch11" chart:values-cell-range-address="TESTREPEATS_ALL_FAST.C6:TESTREPEATS_ALL_FAST.L6" chart:label-cell-address="TESTREPEATS_ALL_FAST.B6:TESTREPEATS_ALL_FAST.B6" chart:class="chart:line">
            <chart:data-point chart:repeated="10"/>
          </chart:series>
          <chart:series chart:attached-axis="primary-y" chart:style-name="ch12" chart:values-cell-range-address="TESTREPEATS_ALL_FAST.C8:TESTREPEATS_ALL_FAST.L8" chart:label-cell-address="TESTREPEATS_ALL_FAST.B8:TESTREPEATS_ALL_FAST.B8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TESTREPEATS_ALL_FAST.C5:TESTREPEATS_ALL_FAST.L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PS</text:p>
                <draw:g>
                  <svg:desc>TESTREPEATS_ALL_FAST.B6:TESTREPEATS_ALL_FAST.B6</svg:desc>
                </draw:g>
              </table:table-cell>
              <table:table-cell office:value-type="float" office:value="1.8187329493786">
                <text:p>1.8187329493786</text:p>
                <draw:g>
                  <svg:desc>TESTREPEATS_ALL_FAST.C6:TESTREPEATS_ALL_FAST.L6</svg:desc>
                </draw:g>
              </table:table-cell>
              <table:table-cell office:value-type="float" office:value="1.10595680624251">
                <text:p>1.10595680624251</text:p>
              </table:table-cell>
              <table:table-cell office:value-type="float" office:value="0.743494423791822">
                <text:p>0.743494423791822</text:p>
              </table:table-cell>
              <table:table-cell office:value-type="float" office:value="0.589951165153551">
                <text:p>0.589951165153551</text:p>
              </table:table-cell>
              <table:table-cell office:value-type="float" office:value="0.480461242793081">
                <text:p>0.480461242793081</text:p>
              </table:table-cell>
              <table:table-cell office:value-type="float" office:value="0.397000441111601">
                <text:p>0.397000441111601</text:p>
              </table:table-cell>
              <table:table-cell office:value-type="float" office:value="0.342478785341908">
                <text:p>0.342478785341908</text:p>
              </table:table-cell>
              <table:table-cell office:value-type="float" office:value="0.303502929646335">
                <text:p>0.303502929646335</text:p>
              </table:table-cell>
              <table:table-cell office:value-type="float" office:value="0.271548505351768">
                <text:p>0.271548505351768</text:p>
              </table:table-cell>
              <table:table-cell office:value-type="float" office:value="0.245221584948844">
                <text:p>0.245221584948844</text:p>
              </table:table-cell>
            </table:table-row>
            <table:table-row>
              <table:table-cell office:value-type="string">
                <text:p>Macro FScore</text:p>
                <draw:g>
                  <svg:desc>TESTREPEATS_ALL_FAST.B8:TESTREPEATS_ALL_FAST.B8</svg:desc>
                </draw:g>
              </table:table-cell>
              <table:table-cell office:value-type="float" office:value="0.540065">
                <text:p>0.540065</text:p>
                <draw:g>
                  <svg:desc>TESTREPEATS_ALL_FAST.C8:TESTREPEATS_ALL_FAST.L8</svg:desc>
                </draw:g>
              </table:table-cell>
              <table:table-cell office:value-type="float" office:value="0.546585">
                <text:p>0.546585</text:p>
              </table:table-cell>
              <table:table-cell office:value-type="float" office:value="0.641184">
                <text:p>0.641184</text:p>
              </table:table-cell>
              <table:table-cell office:value-type="float" office:value="0.589997">
                <text:p>0.589997</text:p>
              </table:table-cell>
              <table:table-cell office:value-type="float" office:value="0.639647">
                <text:p>0.639647</text:p>
              </table:table-cell>
              <table:table-cell office:value-type="float" office:value="0.631921">
                <text:p>0.631921</text:p>
              </table:table-cell>
              <table:table-cell office:value-type="float" office:value="0.664776">
                <text:p>0.664776</text:p>
              </table:table-cell>
              <table:table-cell office:value-type="float" office:value="0.660502">
                <text:p>0.660502</text:p>
              </table:table-cell>
              <table:table-cell office:value-type="float" office:value="0.665125">
                <text:p>0.665125</text:p>
              </table:table-cell>
              <table:table-cell office:value-type="float" office:value="0.666463">
                <text:p>0.6664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3.952cm" style:legend-expansion="high" chart:style-name="ch2"/>
        <chart:plot-area chart:style-name="ch3" table:cell-range-address="FPS_INCREASE.D3:FPS_INCREASE.N5" chart:data-source-has-labels="both" svg:x="1.331cm" svg:y="0.18cm" svg:width="11.312cm" svg:height="7.659cm">
          <chartooo:coordinate-region svg:x="2.429cm" svg:y="0.379cm" svg:width="10.027cm" svg:height="6.813cm"/>
          <chart:axis chart:dimension="x" chart:name="primary-x" chart:style-name="ch4" chartooo:axis-type="auto">
            <chartooo:date-scale/>
            <chart:title svg:x="6.321cm" svg:y="8.019cm" chart:style-name="ch5">
              <text:p>Repeats</text:p>
            </chart:title>
            <chart:categories table:cell-range-address="FPS_INCREASE.E3:FPS_INCREASE.N3"/>
          </chart:axis>
          <chart:axis chart:dimension="y" chart:name="primary-y" chart:style-name="ch6">
            <chart:title svg:x="0.451cm" svg:y="5.826cm" chart:style-name="ch7">
              <text:p>FramesPerSecond(FPS)</text:p>
            </chart:title>
            <chart:grid chart:style-name="ch8" chart:class="major"/>
          </chart:axis>
          <chart:series chart:style-name="ch9" chart:values-cell-range-address="FPS_INCREASE.E4:FPS_INCREASE.N4" chart:label-cell-address="FPS_INCREASE.D4:FPS_INCREASE.D4" chart:class="chart:line">
            <chart:data-point chart:repeated="10"/>
          </chart:series>
          <chart:series chart:style-name="ch10" chart:values-cell-range-address="FPS_INCREASE.E5:FPS_INCREASE.N5" chart:label-cell-address="FPS_INCREASE.D5:FPS_INCREASE.D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PS_INCREASE.E3:FPS_INCREASE.N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LOWFPS</text:p>
                <draw:g>
                  <svg:desc>FPS_INCREASE.D4:FPS_INCREASE.D4</svg:desc>
                </draw:g>
              </table:table-cell>
              <table:table-cell office:value-type="float" office:value="1.41043723554302">
                <text:p>1.41043723554302</text:p>
                <draw:g>
                  <svg:desc>FPS_INCREASE.E4:FPS_INCREASE.N4</svg:desc>
                </draw:g>
              </table:table-cell>
              <table:table-cell office:value-type="float" office:value="0.758261895233481">
                <text:p>0.758261895233481</text:p>
              </table:table-cell>
              <table:table-cell office:value-type="float" office:value="0.535873771955939">
                <text:p>0.535873771955939</text:p>
              </table:table-cell>
              <table:table-cell office:value-type="float" office:value="0.395978617154674">
                <text:p>0.395978617154674</text:p>
              </table:table-cell>
              <table:table-cell office:value-type="float" office:value="0.327630141973062">
                <text:p>0.327630141973062</text:p>
              </table:table-cell>
              <table:table-cell office:value-type="float" office:value="0.268959797981307">
                <text:p>0.268959797981307</text:p>
              </table:table-cell>
              <table:table-cell office:value-type="float" office:value="0.240604719862588">
                <text:p>0.240604719862588</text:p>
              </table:table-cell>
              <table:table-cell office:value-type="float" office:value="0.203441552937187">
                <text:p>0.203441552937187</text:p>
              </table:table-cell>
              <table:table-cell office:value-type="float" office:value="0.192522634779214">
                <text:p>0.192522634779214</text:p>
              </table:table-cell>
              <table:table-cell office:value-type="float" office:value="0.16253555465258">
                <text:p>0.16253555465258</text:p>
              </table:table-cell>
            </table:table-row>
            <table:table-row>
              <table:table-cell office:value-type="string">
                <text:p>FASTFPS</text:p>
                <draw:g>
                  <svg:desc>FPS_INCREASE.D5:FPS_INCREASE.D5</svg:desc>
                </draw:g>
              </table:table-cell>
              <table:table-cell office:value-type="float" office:value="1.8187329493786">
                <text:p>1.8187329493786</text:p>
                <draw:g>
                  <svg:desc>FPS_INCREASE.E5:FPS_INCREASE.N5</svg:desc>
                </draw:g>
              </table:table-cell>
              <table:table-cell office:value-type="float" office:value="1.10595680624251">
                <text:p>1.10595680624251</text:p>
              </table:table-cell>
              <table:table-cell office:value-type="float" office:value="0.743494423791822">
                <text:p>0.743494423791822</text:p>
              </table:table-cell>
              <table:table-cell office:value-type="float" office:value="0.589951165153551">
                <text:p>0.589951165153551</text:p>
              </table:table-cell>
              <table:table-cell office:value-type="float" office:value="0.480461242793081">
                <text:p>0.480461242793081</text:p>
              </table:table-cell>
              <table:table-cell office:value-type="float" office:value="0.397000441111601">
                <text:p>0.397000441111601</text:p>
              </table:table-cell>
              <table:table-cell office:value-type="float" office:value="0.342478785341908">
                <text:p>0.342478785341908</text:p>
              </table:table-cell>
              <table:table-cell office:value-type="float" office:value="0.303502929646335">
                <text:p>0.303502929646335</text:p>
              </table:table-cell>
              <table:table-cell office:value-type="float" office:value="0.271548505351768">
                <text:p>0.271548505351768</text:p>
              </table:table-cell>
              <table:table-cell office:value-type="float" office:value="0.245221584948844">
                <text:p>0.2452215849488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